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F900000158F32BA795A882086B.png" manifest:media-type="image/png"/>
  <manifest:file-entry manifest:full-path="Pictures/100000000000043400000112823FF9905EAD197D.png" manifest:media-type="image/png"/>
  <manifest:file-entry manifest:full-path="Pictures/1000020100000123000000AEF352B55FABF0B0A9.png" manifest:media-type="image/png"/>
  <manifest:file-entry manifest:full-path="Pictures/10000000000003D90000009A714007BC1F0EE19A.png" manifest:media-type="image/png"/>
  <manifest:file-entry manifest:full-path="Pictures/10000201000001CE00000139B825DCBE8EE9BFFF.png" manifest:media-type="image/png"/>
  <manifest:file-entry manifest:full-path="Pictures/10000201000003220000019E8C56AE1CAF345D7F.png" manifest:media-type="image/png"/>
  <manifest:file-entry manifest:full-path="Pictures/10000000000002FC0000015697F122F9A3CF237C.png" manifest:media-type="image/png"/>
  <manifest:file-entry manifest:full-path="Pictures/100002010000032F00000164CE1BB63DC81B0976.png" manifest:media-type="image/png"/>
  <manifest:file-entry manifest:full-path="Pictures/100002010000012B000001155C0BDF276F1E6BCE.png" manifest:media-type="image/png"/>
  <manifest:file-entry manifest:full-path="Pictures/10000201000001B2000001AF5E7D99662EA8C6AB.png" manifest:media-type="image/png"/>
  <manifest:file-entry manifest:full-path="Pictures/10000000000001F10000012C6D1FC873407EB798.png" manifest:media-type="image/png"/>
  <manifest:file-entry manifest:full-path="Pictures/100006A2000001A8000001A8B3B6DC61F342ADE9.svg" manifest:media-type="image/svg+xml"/>
  <manifest:file-entry manifest:full-path="Pictures/10000201000002980000013917A4CBD64AFEFFD6.png" manifest:media-type="image/png"/>
  <manifest:file-entry manifest:full-path="Pictures/10000201000003E8000000D262270D7C3E523D96.png" manifest:media-type="image/png"/>
  <manifest:file-entry manifest:full-path="Pictures/10000201000002FB0000006771B3E35A68E108DE.png" manifest:media-type="image/png"/>
  <manifest:file-entry manifest:full-path="Pictures/10000000000000AA0000009DF78B59AAF18A845D.png" manifest:media-type="image/png"/>
  <manifest:file-entry manifest:full-path="Pictures/10000201000000EC0000018DE3FB237045E38CD5.png" manifest:media-type="image/png"/>
  <manifest:file-entry manifest:full-path="Pictures/10000000000002090000008D90C13ED828BA2E73.png" manifest:media-type="image/png"/>
  <manifest:file-entry manifest:full-path="Pictures/100003A50000017B000001E7A5B2E84C42C85B96.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2.397cm" fo:margin-left="0.037cm" fo:margin-right="4.567cm" fo:margin-top="0.101cm" fo:margin-bottom="0.499cm" table:align="margins" style:may-break-between-rows="false"/>
    </style:style>
    <style:style style:name="Table3.A" style:family="table-column">
      <style:table-column-properties style:column-width="3.403cm" style:rel-column-width="17987*"/>
    </style:style>
    <style:style style:name="Table3.B" style:family="table-column">
      <style:table-column-properties style:column-width="2.889cm" style:rel-column-width="15274*"/>
    </style:style>
    <style:style style:name="Table3.C" style:family="table-column">
      <style:table-column-properties style:column-width="2.004cm" style:rel-column-width="10593*"/>
    </style:style>
    <style:style style:name="Table3.E" style:family="table-column">
      <style:table-column-properties style:column-width="2.097cm" style:rel-column-width="11088*"/>
    </style:style>
    <style:style style:name="Table3.A1" style:family="table-cell">
      <style:table-cell-properties fo:background-color="#e6e6e6" fo:padding="0.097cm" fo:border-left="none" fo:border-right="none" fo:border-top="0.05pt solid #000000" fo:border-bottom="0.05pt solid #000000">
        <style:background-image/>
      </style:table-cell-properties>
    </style:style>
    <style:style style:name="Table3.A2" style:family="table-cell">
      <style:table-cell-properties fo:background-color="transparent" fo:padding-left="0.101cm" fo:padding-right="0.101cm" fo:padding-top="0.101cm" fo:padding-bottom="0cm" fo:border-left="none" fo:border-right="none" fo:border-top="none" fo:border-bottom="0.05pt solid #000000">
        <style:background-image/>
      </style:table-cell-properties>
    </style:style>
    <style:style style:name="Table3.A3" style:family="table-cell">
      <style:table-cell-properties fo:background-color="#ffffff" fo:padding-left="0.101cm" fo:padding-right="0.101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a6e929"/>
    </style:style>
    <style:style style:name="P8" style:family="paragraph" style:parent-style-name="Text_20_body">
      <style:text-properties officeooo:paragraph-rsid="00ad691c"/>
    </style:style>
    <style:style style:name="P9" style:family="paragraph" style:parent-style-name="Text_20_body">
      <style:text-properties officeooo:rsid="00b657db" officeooo:paragraph-rsid="00b6a362"/>
    </style:style>
    <style:style style:name="P10" style:family="paragraph" style:parent-style-name="Text_20_body">
      <style:text-properties officeooo:rsid="00c9c8d6" officeooo:paragraph-rsid="00c9c8d6"/>
    </style:style>
    <style:style style:name="P11" style:family="paragraph" style:parent-style-name="Text_20_body">
      <style:text-properties officeooo:rsid="00ccb471" officeooo:paragraph-rsid="00ccb471"/>
    </style:style>
    <style:style style:name="P12" style:family="paragraph" style:parent-style-name="Text_20_body">
      <style:text-properties officeooo:rsid="00ccb471" officeooo:paragraph-rsid="00e8dae2"/>
    </style:style>
    <style:style style:name="P13" style:family="paragraph" style:parent-style-name="Text_20_body">
      <style:text-properties officeooo:rsid="00ce2a5b" officeooo:paragraph-rsid="00ce2a5b"/>
    </style:style>
    <style:style style:name="P14" style:family="paragraph" style:parent-style-name="Text_20_body">
      <style:text-properties officeooo:rsid="00d0e1c6" officeooo:paragraph-rsid="00d0e1c6"/>
    </style:style>
    <style:style style:name="P15" style:family="paragraph" style:parent-style-name="Text_20_body">
      <style:text-properties officeooo:rsid="00d49b42" officeooo:paragraph-rsid="00d75c24"/>
    </style:style>
    <style:style style:name="P16" style:family="paragraph" style:parent-style-name="Text_20_body">
      <style:text-properties officeooo:paragraph-rsid="00ddf413"/>
    </style:style>
    <style:style style:name="P17" style:family="paragraph" style:parent-style-name="Text_20_body">
      <style:text-properties officeooo:paragraph-rsid="00dec66a"/>
    </style:style>
    <style:style style:name="P18" style:family="paragraph" style:parent-style-name="Text_20_body">
      <style:text-properties officeooo:paragraph-rsid="00e8dae2"/>
    </style:style>
    <style:style style:name="P19" style:family="paragraph" style:parent-style-name="Text_20_body">
      <style:text-properties officeooo:paragraph-rsid="00f090bc"/>
    </style:style>
    <style:style style:name="P20" style:family="paragraph" style:parent-style-name="Guide_20_Name">
      <style:text-properties fo:language="en" fo:country="US" officeooo:rsid="001f0121" officeooo:paragraph-rsid="001f0121"/>
    </style:style>
    <style:style style:name="P21" style:family="paragraph" style:parent-style-name="Table_20_Contents">
      <style:text-properties officeooo:paragraph-rsid="00ed095d"/>
    </style:style>
    <style:style style:name="P22" style:family="paragraph" style:parent-style-name="Table_20_Heading">
      <style:text-properties fo:font-size="10.5pt" officeooo:paragraph-rsid="00ed095d" style:font-size-asian="10.5pt" style:font-size-complex="10.5pt"/>
    </style:style>
    <style:style style:name="P23" style:family="paragraph" style:parent-style-name="Title">
      <style:text-properties fo:language="en" fo:country="US" officeooo:rsid="001f0121" officeooo:paragraph-rsid="008cedc3"/>
    </style:style>
    <style:style style:name="P24" style:family="paragraph" style:parent-style-name="Text_20_Note">
      <style:text-properties officeooo:paragraph-rsid="008d5d23"/>
    </style:style>
    <style:style style:name="P25" style:family="paragraph" style:parent-style-name="Text_20_Note">
      <style:text-properties officeooo:paragraph-rsid="008e23af"/>
    </style:style>
    <style:style style:name="P26" style:family="paragraph" style:parent-style-name="Text_20_Note">
      <style:text-properties officeooo:paragraph-rsid="008f35db"/>
    </style:style>
    <style:style style:name="P27" style:family="paragraph" style:parent-style-name="Text_20_Note">
      <style:text-properties officeooo:paragraph-rsid="00908f18"/>
    </style:style>
    <style:style style:name="P28" style:family="paragraph" style:parent-style-name="Text_20_Note">
      <style:text-properties officeooo:rsid="00a6e929" officeooo:paragraph-rsid="00a6e929"/>
    </style:style>
    <style:style style:name="P29" style:family="paragraph" style:parent-style-name="Text_20_Note">
      <style:text-properties officeooo:rsid="00ac9651" officeooo:paragraph-rsid="00ac9651"/>
    </style:style>
    <style:style style:name="P30" style:family="paragraph" style:parent-style-name="Text_20_Note">
      <style:text-properties officeooo:paragraph-rsid="00ae323f"/>
    </style:style>
    <style:style style:name="P31" style:family="paragraph" style:parent-style-name="Text_20_Note">
      <style:text-properties officeooo:paragraph-rsid="00dc449e"/>
    </style:style>
    <style:style style:name="P32" style:family="paragraph" style:parent-style-name="Text_20_Note">
      <style:text-properties officeooo:paragraph-rsid="00e8dae2"/>
    </style:style>
    <style:style style:name="P33" style:family="paragraph" style:parent-style-name="Text_20_Note">
      <style:text-properties officeooo:paragraph-rsid="00f1388a"/>
    </style:style>
    <style:style style:name="P34" style:family="paragraph" style:parent-style-name="Text_20_body" style:master-page-name="">
      <style:paragraph-properties style:page-number="auto" fo:keep-with-next="always"/>
    </style:style>
    <style:style style:name="P35" style:family="paragraph" style:parent-style-name="Text_20_body">
      <style:paragraph-properties fo:margin-top="0cm" fo:margin-bottom="0.152cm" loext:contextual-spacing="false"/>
    </style:style>
    <style:style style:name="P36" style:family="paragraph" style:parent-style-name="Text_20_body">
      <style:paragraph-properties fo:margin-top="0cm" fo:margin-bottom="0.102cm" loext:contextual-spacing="false"/>
    </style:style>
    <style:style style:name="P37" style:family="paragraph" style:parent-style-name="Figure">
      <style:paragraph-properties fo:text-align="center" style:justify-single-word="false"/>
    </style:style>
    <style:style style:name="P38" style:family="paragraph" style:parent-style-name="Figure">
      <style:text-properties officeooo:paragraph-rsid="00ddf413"/>
    </style:style>
    <style:style style:name="P39" style:family="paragraph" style:parent-style-name="Text_20_Note">
      <style:paragraph-properties fo:margin-top="0cm" fo:margin-bottom="0.254cm" loext:contextual-spacing="false"/>
      <style:text-properties officeooo:paragraph-rsid="008e23af"/>
    </style:style>
    <style:style style:name="P40" style:family="paragraph" style:parent-style-name="Text_20_Note">
      <style:paragraph-properties fo:margin-top="0cm" fo:margin-bottom="0.254cm" loext:contextual-spacing="false"/>
      <style:text-properties officeooo:rsid="00b4e2ac" officeooo:paragraph-rsid="00e8dae2"/>
    </style:style>
    <style:style style:name="P41" style:family="paragraph" style:parent-style-name="Caption">
      <style:text-properties officeooo:paragraph-rsid="00b4e2ac"/>
    </style:style>
    <style:style style:name="P42" style:family="paragraph" style:parent-style-name="Caption">
      <style:paragraph-properties fo:text-align="center" style:justify-single-word="false"/>
    </style:style>
    <style:style style:name="P43" style:family="paragraph" style:parent-style-name="LOList_20_1_5f_TextBody">
      <style:text-properties officeooo:paragraph-rsid="00b3d5a0"/>
    </style:style>
    <style:style style:name="P44" style:family="paragraph" style:parent-style-name="Figure">
      <style:paragraph-properties fo:margin-top="0.203cm" fo:margin-bottom="0.152cm" loext:contextual-spacing="false"/>
    </style:style>
    <style:style style:name="P45" style:family="paragraph" style:parent-style-name="Text_20_Note">
      <style:paragraph-properties fo:margin-left="0.991cm" fo:margin-right="0.254cm" fo:margin-top="0cm" fo:margin-bottom="0.305cm" loext:contextual-spacing="false" fo:text-indent="0cm" style:auto-text-indent="false"/>
      <style:text-properties officeooo:paragraph-rsid="008d5d23"/>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Standard">
      <style:text-properties officeooo:paragraph-rsid="00ed095d"/>
    </style:style>
    <style:style style:name="P49" style:family="paragraph" style:parent-style-name="List_20_1" style:list-style-name="List_20_1">
      <style:text-properties officeooo:paragraph-rsid="009fb1ad"/>
    </style:style>
    <style:style style:name="P50" style:family="paragraph" style:parent-style-name="List_20_1" style:list-style-name="List_20_1">
      <style:text-properties officeooo:rsid="00d49b42" officeooo:paragraph-rsid="00d49b42"/>
    </style:style>
    <style:style style:name="P5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2" style:family="paragraph" style:parent-style-name="Heading_20_1" style:master-page-name="LOFrontMatter">
      <style:paragraph-properties style:page-number="auto"/>
      <style:text-properties fo:language="en" fo:country="US"/>
    </style:style>
    <style:style style:name="P53" style:family="paragraph" style:parent-style-name="Heading_20_1" style:master-page-name="Standard">
      <style:paragraph-properties style:page-number="auto"/>
    </style:style>
    <style:style style:name="P54" style:family="paragraph" style:parent-style-name="Heading_20_2">
      <style:text-properties officeooo:paragraph-rsid="008cedc3"/>
    </style:style>
    <style:style style:name="P55" style:family="paragraph" style:parent-style-name="Heading_20_2">
      <style:text-properties officeooo:paragraph-rsid="00733b65"/>
    </style:style>
    <style:style style:name="P56" style:family="paragraph" style:parent-style-name="Heading_20_Note">
      <style:text-properties officeooo:rsid="00a6e929" officeooo:paragraph-rsid="00a6e929"/>
    </style:style>
    <style:style style:name="P57" style:family="paragraph" style:parent-style-name="Heading_20_Tip">
      <style:text-properties officeooo:paragraph-rsid="00b4e2ac"/>
    </style:style>
    <style:style style:name="P58" style:family="paragraph" style:parent-style-name="Heading_20_Tip" style:master-page-name="">
      <style:paragraph-properties fo:margin-top="0.101cm" fo:margin-bottom="0.131cm" loext:contextual-spacing="false" style:page-number="auto"/>
    </style:style>
    <style:style style:name="P59" style:family="paragraph" style:parent-style-name="Heading_20_Caution">
      <style:text-properties officeooo:rsid="00ac9651" officeooo:paragraph-rsid="00ac9651"/>
    </style:style>
    <style:style style:name="P60" style:family="paragraph" style:parent-style-name="Numbering_20_1" style:list-style-name="Numbering_20_1"/>
    <style:style style:name="P61" style:family="paragraph" style:parent-style-name="Numbering_20_1" style:list-style-name="Numbering_20_1">
      <style:text-properties officeooo:paragraph-rsid="00ef97a7"/>
    </style:style>
    <style:style style:name="P62" style:family="paragraph" style:parent-style-name="Numbering_20_1" style:list-style-name="Numbering_20_1">
      <style:text-properties officeooo:paragraph-rsid="00e8dae2"/>
    </style:style>
    <style:style style:name="P63" style:family="paragraph" style:parent-style-name="Numbering_20_1">
      <style:text-properties officeooo:paragraph-rsid="00ef97a7"/>
    </style:style>
    <style:style style:name="P64" style:family="paragraph" style:parent-style-name="Numbering_20_1">
      <style:text-properties officeooo:paragraph-rsid="00ddf413"/>
    </style:style>
    <style:style style:name="P65" style:family="paragraph" style:parent-style-name="Numbering_20_1" style:master-page-name="">
      <style:paragraph-properties fo:margin-top="0cm" fo:margin-bottom="0.102cm" loext:contextual-spacing="false" style:page-number="auto"/>
    </style:style>
    <style:style style:name="P66" style:family="paragraph" style:parent-style-name="Numbering_20_1">
      <style:paragraph-properties fo:margin-top="0cm" fo:margin-bottom="0.102cm" loext:contextual-spacing="false"/>
    </style:style>
    <style:style style:name="P67" style:family="paragraph" style:parent-style-name="Numbering_20_1" style:list-style-name="Numbering_20_1" style:master-page-name="">
      <style:paragraph-properties style:page-number="auto"/>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891cm, 0.76cm, 3.44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101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921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409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20"><draw:frame draw:style-name="fr5" draw:name="Image12" text:anchor-type="paragraph" svg:x="3.471cm" svg:y="0.452cm" svg:width="8.467cm" svg:height="1.778cm" draw:z-index="1"><draw:image xlink:href="Pictures/10000201000003E8000000D262270D7C3E523D96.png" xlink:type="simple" xlink:show="embed" xlink:actuate="onLoad"/></draw:frame>Začínáme s programem LibreOffice</text:p>
      <text:p text:style-name="P23">Kapitola 3 <text:s/><text:line-break/>Používáme styly a šablony</text:p>
      <text:p text:style-name="Subtitle">Použití konzistentního formátování v dokumentech</text:p>
      <text:h text:style-name="P52" text:outline-level="1"><text:bookmark-start text:name="__RefHeading__5636_1566568644"/>Autorská práva<text:bookmark-end text:name="__RefHeading__5636_1566568644"/></text:h>
      <text:p text:style-name="P6">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John A Smith <text:tab/>Jean Hollis Weber<text:tab/>Hazel Russman<text:line-break/>Olivier Hallot<text:tab/>Martin Saffron<text:tab/>Ron Faile Jr.<text:line-break/>Bruce Byfield</text:p>
      <text:h text:style-name="P54" text:outline-level="2"><text:bookmark-start text:name="__RefHeading__5640_1566568644"/>Zpětná vazba<text:bookmark-end text:name="__RefHeading__5640_1566568644"/></text:h>
      <text:p text:style-name="P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6">Poznámka: Všechno, co do e-mailové konference pošlete, včetně e-mailové adresy a dalších osobních informací uvedených ve zprávě, bude veřejně viditelné bez možnosti smazání.</text:p>
      <text:h text:style-name="P55" text:outline-level="2"><text:bookmark-start text:name="__RefHeading__5642_1566568644"/>Poděkování<text:bookmark-end text:name="__RefHeading__5642_1566568644"/></text:h>
      <text:p text:style-name="Text_20_body">Tento dokument byl vytvořen a aktualizován z předchozích vydání této kapitoly. Do původních vydání přispěli:</text:p>
      <text:p text:style-name="Text_20_body">Jean Hollis Weber<text:tab/>Michele Zarri<text:tab/>Agnes Belzunce<text:line-break/>Daniel Carrera<text:tab/>Peter Hillier-Brook<text:tab/>Peter Kupfer<text:line-break/>Gary Schnabl<text:tab/>Janet Swisher</text:p>
      <text:h text:style-name="P54" text:outline-level="2"><text:bookmark-start text:name="__RefHeading__5644_1566568644"/>Datum vydání a verze programu<text:bookmark-end text:name="__RefHeading__5644_1566568644"/></text:h>
      <text:p text:style-name="P4">Vydáno 17. května 2016. Kniha je určena pro LibreOffice 5.1.</text:p>
      <text:h text:style-name="Heading_20_2" text:outline-level="2"><text:bookmark-start text:name="__RefHeading__10532_462712302"/>Poznámka pro uživatele systému Mac<text:bookmark-end text:name="__RefHeading__10532_462712302"/></text:h>
      <text:p text:style-name="P19">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2">Windows nebo Linux</text:p>
          </table:table-cell>
          <table:table-cell table:style-name="Table1.A1" office:value-type="string">
            <text:p text:style-name="P22">Ekvivalent pro Mac</text:p>
          </table:table-cell>
          <table:table-cell table:style-name="Table1.A1" office:value-type="string">
            <text:p text:style-name="P22">Význam</text:p>
          </table:table-cell>
        </table:table-row>
        <table:table-row table:style-name="Table1.1">
          <table:table-cell table:style-name="Table1.A2" office:value-type="string">
            <text:p text:style-name="P21"><text:span text:style-name="LOMenuPath">Nástroje &gt; Možnosti</text:span> výběr v nabídce</text:p>
          </table:table-cell>
          <table:table-cell table:style-name="Table1.B2" office:value-type="string">
            <text:p text:style-name="P21"><text:span text:style-name="LOMenuPath">LibreOffice &gt; Předvolby</text:span></text:p>
          </table:table-cell>
          <table:table-cell table:style-name="Table1.B2" office:value-type="string">
            <text:p text:style-name="P21">Otevře nastavení s možnostmi</text:p>
          </table:table-cell>
        </table:table-row>
        <table:table-row table:style-name="Table1.1">
          <table:table-cell table:style-name="Table1.A2" office:value-type="string">
            <text:p text:style-name="P21"><text:span text:style-name="LOKeystroke">Klepnutí pravým tlačítkem</text:span></text:p>
          </table:table-cell>
          <table:table-cell table:style-name="Table1.A2" office:value-type="string">
            <text:p text:style-name="P21">Control+klepnutí a/nebo klepnutí pravým tlačítkem v závislosti na operačním systému počítače</text:p>
          </table:table-cell>
          <table:table-cell table:style-name="Table1.B2" office:value-type="string">
            <text:p text:style-name="P21">Otevře se místní nabídka</text:p>
          </table:table-cell>
        </table:table-row>
        <table:table-row table:style-name="Table1.1">
          <table:table-cell table:style-name="Table1.A2" office:value-type="string">
            <text:p text:style-name="P21"><text:span text:style-name="LOKeystroke">Ctrl</text:span> (<text:span text:style-name="LOKeystroke">Control</text:span>)</text:p>
          </table:table-cell>
          <table:table-cell table:style-name="Table1.A2" office:value-type="string">
            <text:p text:style-name="P21">⌘ (<text:span text:style-name="LOKeystroke">Command</text:span>)</text:p>
          </table:table-cell>
          <table:table-cell table:style-name="Table1.A2" office:value-type="string">
            <text:p text:style-name="P21">Používá se i s jinými klávesami</text:p>
          </table:table-cell>
        </table:table-row>
        <table:table-row table:style-name="Table1.1">
          <table:table-cell table:style-name="Table1.A2" office:value-type="string">
            <text:p text:style-name="P21"><text:span text:style-name="LOKeystroke">F5</text:span></text:p>
          </table:table-cell>
          <table:table-cell table:style-name="Table1.A2" office:value-type="string">
            <text:p text:style-name="P21"><text:span text:style-name="LOKeystroke">Shift</text:span>+⌘+<text:span text:style-name="LOKeystroke">F5</text:span></text:p>
          </table:table-cell>
          <table:table-cell table:style-name="Table1.A2" office:value-type="string">
            <text:p text:style-name="P21">Otevřete Navigátor</text:p>
          </table:table-cell>
        </table:table-row>
        <table:table-row table:style-name="Table1.1">
          <table:table-cell table:style-name="Table1.A2" office:value-type="string">
            <text:p text:style-name="P21"><text:span text:style-name="LOKeystroke">F11</text:span></text:p>
          </table:table-cell>
          <table:table-cell table:style-name="Table1.A2" office:value-type="string">
            <text:p text:style-name="P21">⌘+<text:span text:style-name="LOKeystroke">T</text:span></text:p>
          </table:table-cell>
          <table:table-cell table:style-name="Table1.A2" office:value-type="string">
            <text:p text:style-name="P21">Otevře okno Styly a formátování.</text:p>
          </table:table-cell>
        </table:table-row>
      </table:table>
      <text:p text:style-name="P48"/>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6"><text:a xlink:type="simple" xlink:href="#__RefHeading__5636_1566568644" text:style-name="Index_20_Link" text:visited-style-name="Index_20_Link">Autorská práva<text:tab/>2</text:a></text:p>
          <text:p text:style-name="P47"><text:a xlink:type="simple" xlink:href="#__RefHeading__5638_1566568644" text:style-name="Index_20_Link" text:visited-style-name="Index_20_Link">Přispěvatelé<text:tab/>2</text:a></text:p>
          <text:p text:style-name="P47"><text:a xlink:type="simple" xlink:href="#__RefHeading__5640_1566568644" text:style-name="Index_20_Link" text:visited-style-name="Index_20_Link">Zpětná vazba<text:tab/>2</text:a></text:p>
          <text:p text:style-name="P47"><text:a xlink:type="simple" xlink:href="#__RefHeading__5642_1566568644" text:style-name="Index_20_Link" text:visited-style-name="Index_20_Link">Poděkování<text:tab/>2</text:a></text:p>
          <text:p text:style-name="P47"><text:a xlink:type="simple" xlink:href="#__RefHeading__5644_1566568644" text:style-name="Index_20_Link" text:visited-style-name="Index_20_Link">Datum vydání a verze programu<text:tab/>2</text:a></text:p>
          <text:p text:style-name="P47"><text:a xlink:type="simple" xlink:href="#__RefHeading__10532_462712302" text:style-name="Index_20_Link" text:visited-style-name="Index_20_Link">Poznámka pro uživatele systému Mac<text:tab/>2</text:a></text:p>
          <text:p text:style-name="P46"><text:a xlink:type="simple" xlink:href="#__RefHeading__62602_462712302" text:style-name="Index_20_Link" text:visited-style-name="Index_20_Link">Co je šablona?<text:tab/>5</text:a></text:p>
          <text:p text:style-name="P46"><text:a xlink:type="simple" xlink:href="#__RefHeading__165509_78047062311111" text:style-name="Index_20_Link" text:visited-style-name="Index_20_Link">Co jsou styly?<text:tab/>5</text:a></text:p>
          <text:p text:style-name="P46"><text:a xlink:type="simple" xlink:href="#__RefHeading__165511_780470623" text:style-name="Index_20_Link" text:visited-style-name="Index_20_Link">Použití stylů<text:tab/>6</text:a></text:p>
          <text:p text:style-name="P47"><text:a xlink:type="simple" xlink:href="#__RefHeading___Toc35804_687030175" text:style-name="Index_20_Link" text:visited-style-name="Index_20_Link">Použití nabídky stylů ve Writeru<text:tab/>6</text:a></text:p>
          <text:p text:style-name="P47"><text:a xlink:type="simple" xlink:href="#__RefHeading__165513_780470623" text:style-name="Index_20_Link" text:visited-style-name="Index_20_Link">Použití okna Styly a formátování<text:tab/>7</text:a></text:p>
          <text:p text:style-name="P47"><text:a xlink:type="simple" xlink:href="#__RefHeading__165515_780470623" text:style-name="Index_20_Link" text:visited-style-name="Index_20_Link">Používání režimu vyplňování formátu<text:tab/>7</text:a></text:p>
          <text:p text:style-name="P47"><text:a xlink:type="simple" xlink:href="#__RefHeading__165517_780470623" text:style-name="Index_20_Link" text:visited-style-name="Index_20_Link">Používání seznamu Použít styl<text:tab/>8</text:a></text:p>
          <text:p text:style-name="P47"><text:a xlink:type="simple" xlink:href="#__RefHeading__165519_780470623" text:style-name="Index_20_Link" text:visited-style-name="Index_20_Link">Používání klávesových zkratek<text:tab/>8</text:a></text:p>
          <text:p text:style-name="P46"><text:a xlink:type="simple" xlink:href="#__RefHeading__165521_780470623" text:style-name="Index_20_Link" text:visited-style-name="Index_20_Link">Úprava stylů<text:tab/>9</text:a></text:p>
          <text:p text:style-name="P47"><text:a xlink:type="simple" xlink:href="#__RefHeading__165523_780470623" text:style-name="Index_20_Link" text:visited-style-name="Index_20_Link">Změna stylu pomocí dialogového okna Styl<text:tab/>9</text:a></text:p>
          <text:p text:style-name="P47"><text:a xlink:type="simple" xlink:href="#__RefHeading__165525_780470623" text:style-name="Index_20_Link" text:visited-style-name="Index_20_Link">Aktualizace stylu z výběru<text:tab/>9</text:a></text:p>
          <text:p text:style-name="P47"><text:a xlink:type="simple" xlink:href="#__RefHeading__165527_780470623" text:style-name="Index_20_Link" text:visited-style-name="Index_20_Link">Automatická aktualizace<text:tab/>10</text:a></text:p>
          <text:p text:style-name="P47"><text:a xlink:type="simple" xlink:href="#__RefHeading__165529_780470623" text:style-name="Index_20_Link" text:visited-style-name="Index_20_Link">Aktualizace stylů z dokumentu nebo šablony<text:tab/>10</text:a></text:p>
          <text:p text:style-name="P46"><text:a xlink:type="simple" xlink:href="#__RefHeading__165531_780470623" text:style-name="Index_20_Link" text:visited-style-name="Index_20_Link">Vytvoření nových (vlastních) stylů<text:tab/>10</text:a></text:p>
          <text:p text:style-name="P47"><text:a xlink:type="simple" xlink:href="#__RefHeading__165533_780470623" text:style-name="Index_20_Link" text:visited-style-name="Index_20_Link">Vytvoření nového stylu pomocí dialogového okna Styl<text:tab/>10</text:a></text:p>
          <text:p text:style-name="P47"><text:a xlink:type="simple" xlink:href="#__RefHeading__165535_780470623" text:style-name="Index_20_Link" text:visited-style-name="Index_20_Link">Vytvoření nového stylu z výběru<text:tab/>11</text:a></text:p>
          <text:p text:style-name="P47"><text:a xlink:type="simple" xlink:href="#__RefHeading__165537_780470623" text:style-name="Index_20_Link" text:visited-style-name="Index_20_Link">Vytvoření stylu přetažením<text:tab/>11</text:a></text:p>
          <text:p text:style-name="P46"><text:a xlink:type="simple" xlink:href="#__RefHeading__6250_424592115" text:style-name="Index_20_Link" text:visited-style-name="Index_20_Link">Kopírování stylů ze šablony nebo dokumentu<text:tab/>12</text:a></text:p>
          <text:p text:style-name="P46"><text:a xlink:type="simple" xlink:href="#__RefHeading__165543_780470623" text:style-name="Index_20_Link" text:visited-style-name="Index_20_Link">Mazání stylů<text:tab/>12</text:a></text:p>
          <text:p text:style-name="P46"><text:a xlink:type="simple" xlink:href="#__RefHeading__165545_780470623" text:style-name="Index_20_Link" text:visited-style-name="Index_20_Link">Použití šablony pro vytvoření dokumentu<text:tab/>13</text:a></text:p>
          <text:p text:style-name="P47"><text:a xlink:type="simple" xlink:href="#__RefHeading___Toc35806_687030175" text:style-name="Index_20_Link" text:visited-style-name="Index_20_Link">Vytvoření dokumentu z dialogového okna Správce šablon<text:tab/>13</text:a></text:p>
          <text:p text:style-name="P47"><text:a xlink:type="simple" xlink:href="#__RefHeading___Toc35808_687030175" text:style-name="Index_20_Link" text:visited-style-name="Index_20_Link">Vytvoření dokumentu s pomocí šablony z úvodní obrazovky<text:tab/>13</text:a></text:p>
          <text:p text:style-name="P46"><text:a xlink:type="simple" xlink:href="#__RefHeading__165547_780470623" text:style-name="Index_20_Link" text:visited-style-name="Index_20_Link">Vytvoření šablony<text:tab/>14</text:a></text:p>
          <text:p text:style-name="P47"><text:a xlink:type="simple" xlink:href="#__RefHeading__165549_780470623" text:style-name="Index_20_Link" text:visited-style-name="Index_20_Link">Vytvoření šablony z dokumentu<text:tab/>14</text:a></text:p>
          <text:p text:style-name="P47"><text:a xlink:type="simple" xlink:href="#__RefHeading__165551_780470623" text:style-name="Index_20_Link" text:visited-style-name="Index_20_Link">Vytváření šablony pomocí průvodce<text:tab/>15</text:a></text:p>
          <text:p text:style-name="P46"><text:a xlink:type="simple" xlink:href="#__RefHeading__165553_780470623" text:style-name="Index_20_Link" text:visited-style-name="Index_20_Link">Úprava šablony<text:tab/>16</text:a></text:p>
          <text:p text:style-name="P47"><text:a xlink:type="simple" xlink:href="#__RefHeading__39375263" text:style-name="Index_20_Link" text:visited-style-name="Index_20_Link">Aktualizace dokumentu ze změněné šablony<text:tab/>16</text:a></text:p>
          <text:p text:style-name="P46"><text:a xlink:type="simple" xlink:href="#__RefHeading__40102586" text:style-name="Index_20_Link" text:visited-style-name="Index_20_Link">Přidávání šablon získaných z jiných zdrojů<text:tab/>16</text:a></text:p>
          <text:p text:style-name="P47"><text:a xlink:type="simple" xlink:href="#__RefHeading__77599_886442828" text:style-name="Index_20_Link" text:visited-style-name="Index_20_Link">Instalace jednotlivých šablon<text:tab/>17</text:a></text:p>
          <text:p text:style-name="P47"><text:a xlink:type="simple" xlink:href="#__RefHeading__77601_886442828" text:style-name="Index_20_Link" text:visited-style-name="Index_20_Link">Instalace více šablon<text:tab/>17</text:a></text:p>
          <text:p text:style-name="P46"><text:a xlink:type="simple" xlink:href="#__RefHeading__7025_1080284074" text:style-name="Index_20_Link" text:visited-style-name="Index_20_Link">Nastavení výchozí šablony<text:tab/>17</text:a></text:p>
          <text:p text:style-name="P47"><text:a xlink:type="simple" xlink:href="#__RefHeading__165557_780470623" text:style-name="Index_20_Link" text:visited-style-name="Index_20_Link">Nastavení vlastní šablony jako výchozí<text:tab/>18</text:a></text:p>
          <text:p text:style-name="P47"><text:a xlink:type="simple" xlink:href="#__RefHeading__165559_780470623" text:style-name="Index_20_Link" text:visited-style-name="Index_20_Link">Obnovení výchozí šablony<text:tab/>18</text:a></text:p>
          <text:p text:style-name="P46"><text:soft-page-break/><text:a xlink:type="simple" xlink:href="#__RefHeading__165561_780470623" text:style-name="Index_20_Link" text:visited-style-name="Index_20_Link">Propojení dokumentu s jinou šablonou<text:tab/>18</text:a></text:p>
          <text:p text:style-name="P46"><text:a xlink:type="simple" xlink:href="#__RefHeading__165563_780470623" text:style-name="Index_20_Link" text:visited-style-name="Index_20_Link">Správa šablon<text:tab/>19</text:a></text:p>
          <text:p text:style-name="P47"><text:a xlink:type="simple" xlink:href="#__RefHeading__27761_1681342437" text:style-name="Index_20_Link" text:visited-style-name="Index_20_Link">Vytvoření složky pro šablony<text:tab/>19</text:a></text:p>
          <text:p text:style-name="P47"><text:a xlink:type="simple" xlink:href="#__RefHeading__27763_1681342437" text:style-name="Index_20_Link" text:visited-style-name="Index_20_Link">Smazání složky pro šablony<text:tab/>19</text:a></text:p>
          <text:p text:style-name="P47"><text:a xlink:type="simple" xlink:href="#__RefHeading__27765_1681342437" text:style-name="Index_20_Link" text:visited-style-name="Index_20_Link">Přesun šablony<text:tab/>20</text:a></text:p>
          <text:p text:style-name="P47"><text:a xlink:type="simple" xlink:href="#__RefHeading__165571_780470623" text:style-name="Index_20_Link" text:visited-style-name="Index_20_Link">Smazání šablony<text:tab/>20</text:a></text:p>
          <text:p text:style-name="P47"><text:a xlink:type="simple" xlink:href="#__RefHeading__165573_780470623" text:style-name="Index_20_Link" text:visited-style-name="Index_20_Link">Importování šablony<text:tab/>20</text:a></text:p>
          <text:p text:style-name="P47"><text:a xlink:type="simple" xlink:href="#__RefHeading__165575_780470623" text:style-name="Index_20_Link" text:visited-style-name="Index_20_Link">Exportování šablony<text:tab/>20</text:a></text:p>
          <text:p text:style-name="P46"><text:a xlink:type="simple" xlink:href="#__RefHeading__165577_780470623" text:style-name="Index_20_Link" text:visited-style-name="Index_20_Link">Příklady použití stylů<text:tab/>21</text:a></text:p>
          <text:p text:style-name="P47"><text:a xlink:type="simple" xlink:href="#__RefHeading__165579_780470623" text:style-name="Index_20_Link" text:visited-style-name="Index_20_Link">Definování odlišené první stránky dokumenty<text:tab/>21</text:a></text:p>
          <text:p text:style-name="P47"><text:a xlink:type="simple" xlink:href="#__RefHeading__165581_780470623" text:style-name="Index_20_Link" text:visited-style-name="Index_20_Link">Rozdělení dokumentu na kapitoly<text:tab/>21</text:a></text:p>
          <text:p text:style-name="P47"><text:a xlink:type="simple" xlink:href="#__RefHeading__165583_780470623" text:style-name="Index_20_Link" text:visited-style-name="Index_20_Link">Změna orientace stránky v dokumentu<text:tab/>21</text:a></text:p>
          <text:p text:style-name="P47"><text:a xlink:type="simple" xlink:href="#__RefHeading__165585_780470623" text:style-name="Index_20_Link" text:visited-style-name="Index_20_Link">Zobrazení rozdíleného záhlaví na pravých a levých stránkách<text:tab/>22</text:a></text:p>
          <text:p text:style-name="P47"><text:a xlink:type="simple" xlink:href="#__RefHeading__165587_780470623" text:style-name="Index_20_Link" text:visited-style-name="Index_20_Link">Nastavení automatického zalomení stránek<text:tab/>22</text:a></text:p>
          <text:p text:style-name="P47"><text:a xlink:type="simple" xlink:href="#__RefHeading__165589_780470623" text:style-name="Index_20_Link" text:visited-style-name="Index_20_Link">Automatické vytvoření obsahu<text:tab/>22</text:a></text:p>
          <text:p text:style-name="P47"><text:a xlink:type="simple" xlink:href="#__RefHeading__165591_780470623" text:style-name="Index_20_Link" text:visited-style-name="Index_20_Link">Definování posloupnosti stylů odstavce<text:tab/>22</text:a></text:p>
        </text:index-body>
      </text:table-of-content>
      <text:p text:style-name="Page_20_Break"/>
      <text:h text:style-name="P53" text:outline-level="1"><text:bookmark-start text:name="__RefHeading__62602_462712302"/>Co je šablona?<text:bookmark-end text:name="__RefHeading__62602_462712302"/></text:h>
      <text:p text:style-name="Text_20_body"><text:alphabetical-index-mark text:string-value="popis" text:key1="šablona"/><text:span text:style-name="LOEmphasis">Šablona</text:span> je vzorový dokument, který používáme pro vytváření dalších dokumentů. Šablonu můžeme využít například k vytvoření vzoru obchodní zprávy s logem firmy na první stránce. Nové dokumenty vytvořené z této šablony pak budou mít na první stránce logo společnosti.</text:p>
      <text:p text:style-name="Text_20_body">Šablony mohou obsahovat cokoliv, co obsahuje běžný dokument: text, obrázky, sadu stylů a informace o uživatelském nastavení, jako jsou měrné jednotky, jazyk, výchozí tiskárna a přizpůsobení nástrojových lišt a nabídek.</text:p>
      <text:p text:style-name="Text_20_body">Všechny dokumenty v balíku LibreOffice jsou vytvářeny na základě šablon. Můžeme vytvořit specifickou šablonu pro každý typ dokumentu (textový, sešit, kresbu nebo prezentaci). Pokud neurčíme šablonu při vytváření nového dokumentu, dokument se vytvoří podle výchozí šablony pro daný typ dokumentu. Pokud není určena výchozí šablona, LibreOffice použije prázdnou šablonu pro daný typ dokumentu, která byla nainstalována spolu s LibreOffice. Více informací se nachází v části  „<text:reference-ref text:reference-format="text" text:ref-name="Setting a default template">Nastavení výchozí šablony</text:reference-ref>“ na straně <text:reference-ref text:reference-format="page" text:ref-name="Setting a default template">17</text:reference-ref>.</text:p>
      <text:p text:style-name="P9">Od LibreOffice 4.4, můžeme vytvářet šablony pro hlavní dokumenty stejně jako pro obyčejné.</text:p>
      <text:h text:style-name="Heading_20_1" text:outline-level="1"><text:bookmark-start text:name="__RefHeading__165509_78047062311111"/>Co jsou <text:alphabetical-index-mark text:string-value="popis" text:key1="styly"/><text:alphabetical-index-mark text:string-value="podporované typy" text:key1="styly"/>styly?<text:bookmark-end text:name="__RefHeading__165509_78047062311111"/></text:h>
      <text:p text:style-name="Text_20_body"><text:span text:style-name="LOEmphasis">Styl</text:span> je sada formátů, kterou je možné použít na vybrané stránky, text, rámce a jiné prvky v dokumentu, když chceme rychle změnit jejich vzhled. Použití stylu často znamená, že použijeme celou sadu formátování najednou.</text:p>
      <text:p text:style-name="Text_20_body">Mnoho lidí formátuje odstavce, slova, tabulky, rozvržení stránky a další části svého dokumentu ručně bez použití stylů. Vytvářejí tak dokumenty pomocí <text:span text:style-name="LOEmphasis">fyzických</text:span> vlastností. Nastavují ručně například rodinu písma, velikost písma a přímé formátování jako tučné písmo nebo kurzívu.</text:p>
      <text:p text:style-name="Text_20_body">Styly jsou <text:span text:style-name="LOEmphasis">logické</text:span> vlastnosti. Používání stylů znamená, že přestaneme říkat „velikost písma 14 bodů, Times New Roman, tučné, na střed“, ale řekneme jen „Nadpis“, protože máme definovaný styl prvku „Nadpis“ se zmíněnými charakteristikami. Jinak řečeno styly znamenají, že neklademe důraz na to, jak má text (nebo stránka či jiný prvek) vypadat, ale na to, co daný text <text:span text:style-name="LOEmphasis">je</text:span>.</text:p>
      <text:p text:style-name="Text_20_body">Styly pomáhají udržet dokument konzistentní. Umožňují také rychle a snadno provést rozsáhlé změny formátování. Například se rozhodneme změnit odsazení všech odstavců nebo změnit písmo všech nadpisů. U rozsáhlých dokumentů to může vyžadovat jednotlivé změny na desítkách míst. Použijeme-li naproti tomu styly, stačí nám udělat pouze jedinou změnu.</text:p>
      <text:p text:style-name="Text_20_body">Kromě toho využívá LibreOffice styly při mnoha činnostech, i když o tom ani nemusíme vědět. Program Writer například pomocí stylů nadpisů (nebo jiných stanovených stylů) vytváří obsah dokumentu. Některé časté příklady využívání stylů jsou uvedeny v části „<text:span text:style-name="T7"><text:reference-ref text:reference-format="text" text:ref-name="Examples of style use">Příklady použití stylů</text:reference-ref></text:span>“ na straně <text:span text:style-name="T7"><text:reference-ref text:reference-format="page" text:ref-name="Examples of style use">21</text:reference-ref></text:span>.</text:p>
      <text:p text:style-name="Text_20_body">LibreOffice podporuje následující typy stylů:</text:p>
      <text:list xml:id="list1838701034629557348" text:style-name="List_20_1">
        <text:list-item>
          <text:p text:style-name="List_20_1"><text:span text:style-name="LOEmphasis">Styly stránky</text:span> včetně okrajů, záhlaví a zápatí, ohraničení a pozadí. V programu Calc určují styly stránky také pořadí tisku listů.</text:p>
        </text:list-item>
        <text:list-item>
          <text:p text:style-name="List_20_1"><text:span text:style-name="LOEmphasis">Styly odstavce</text:span> určují všechny aspekty vzhledu odstavce jako zarovnání textu, tabulátory, řádkování a ohraničení, mohou také zahrnovat formátování znaků.</text:p>
        </text:list-item>
        <text:list-item>
          <text:p text:style-name="List_20_1"><text:span text:style-name="LOEmphasis">Znakové styly</text:span> ovlivňují vlastnosti textu vybraného v odstavci jako například písmo a velikost nebo to, zda bude formátován jako tučné a kurzíva.</text:p>
        </text:list-item>
        <text:list-item>
          <text:p text:style-name="List_20_1"><text:span text:style-name="LOEmphasis">Styly rámce</text:span> se používají k formátování obrázků a textových rámců, zahrnují typ obtékání textu, ohraničení, pozadí a sloupce.</text:p>
        </text:list-item>
        <text:list-item>
          <text:p text:style-name="List_20_1"><text:span text:style-name="LOEmphasis">Styly seznamu</text:span> umožňují vybrat, formátovat a umístit do seznamu číslování nebo odrážky.</text:p>
        </text:list-item>
        <text:list-item>
          <text:p text:style-name="List_20_1"><text:soft-page-break/><text:span text:style-name="LOEmphasis">Styly buňky</text:span> zahrnují písmo, zarovnání, ohraničení, pozadí, číselný formát (například měna, datum, číslo) a ochranu buňky.</text:p>
        </text:list-item>
        <text:list-item>
          <text:p text:style-name="List_20_1"><text:span text:style-name="LOEmphasis">Styly obrázku</text:span> v kresbách a prezentacích zahrnují čáru, oblast, stínování, průhlednost, písmo, spojnice, kótování a další vlastnosti.</text:p>
        </text:list-item>
        <text:list-item>
          <text:p text:style-name="List_20_1"><text:span text:style-name="LOEmphasis">Styly prezentace</text:span> zahrnují vlastnosti pro písmo, odsazení, rozestupy, zarovnání a tabulátory.</text:p>
        </text:list-item>
      </text:list>
      <text:p text:style-name="Text_20_body">V jednotlivých programech LibreOffice jsou k dispozici různé styly, jak ukazuje tabulka <text:sequence-ref text:reference-format="value" text:ref-name="refFigure0">1</text:sequence-ref>.</text:p>
      <text:p text:style-name="Text_20_body">LibreOffice obsahuje mnoho předdefinovaných stylů. Tyto styly můžeme beze změny použít, upravit je nebo vytvořit nové styly podle postupů uvedených v této kapitole.</text:p>
      <text:p text:style-name="Caption">Tabulka <text:sequence text:ref-name="refTable0" text:name="Table" text:formula="ooow:Table+1" style:num-format="1">1</text:sequence>. Styly dostupné v jednotlivých programech LibreOffice</text:p>
      <table:table table:name="Table3" table:style-name="Table3">
        <table:table-column table:style-name="Table3.A"/>
        <table:table-column table:style-name="Table3.B"/>
        <table:table-column table:style-name="Table3.C" table:number-columns-repeated="2"/>
        <table:table-column table:style-name="Table3.E"/>
        <table:table-header-rows>
          <table:table-row>
            <table:table-cell table:style-name="Table3.A1" office:value-type="string">
              <text:p text:style-name="Table_20_Heading">Typ stylu</text:p>
            </table:table-cell>
            <table:table-cell table:style-name="Table3.A1" office:value-type="string">
              <text:p text:style-name="Table_20_Heading">Writer</text:p>
            </table:table-cell>
            <table:table-cell table:style-name="Table3.A1" office:value-type="string">
              <text:p text:style-name="Table_20_Heading">Calc</text:p>
            </table:table-cell>
            <table:table-cell table:style-name="Table3.A1" office:value-type="string">
              <text:p text:style-name="Table_20_Heading">Draw</text:p>
            </table:table-cell>
            <table:table-cell table:style-name="Table3.A1" office:value-type="string">
              <text:p text:style-name="Table_20_Heading">Impress</text:p>
            </table:table-cell>
          </table:table-row>
        </table:table-header-rows>
        <table:table-row>
          <table:table-cell table:style-name="Table3.A2" office:value-type="string">
            <text:p text:style-name="Table_20_Contents">Stránka</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
          </table:table-cell>
          <table:table-cell table:style-name="Table3.A2" office:value-type="string">
            <text:p text:style-name="Table_20_Contents"/>
          </table:table-cell>
        </table:table-row>
        <table:table-row>
          <table:table-cell table:style-name="Table3.A3" office:value-type="string">
            <text:p text:style-name="Table_20_Contents">Odstavec</text:p>
          </table:table-cell>
          <table:table-cell table:style-name="Table3.A3" office:value-type="string">
            <text:p text:style-name="Table_20_Contents">X</text:p>
          </table:table-cell>
          <table:table-cell table:style-name="Table3.A3" office:value-type="string">
            <text:p text:style-name="Table_20_Contents"/>
          </table:table-cell>
          <table:table-cell table:style-name="Table3.A3" office:value-type="string">
            <text:p text:style-name="Table_20_Contents"/>
          </table:table-cell>
          <table:table-cell table:style-name="Table3.A3" office:value-type="string">
            <text:p text:style-name="Table_20_Contents"/>
          </table:table-cell>
        </table:table-row>
        <table:table-row>
          <table:table-cell table:style-name="Table3.A2" office:value-type="string">
            <text:p text:style-name="Table_20_Contents">Znak</text:p>
          </table:table-cell>
          <table:table-cell table:style-name="Table3.A2" office:value-type="string">
            <text:p text:style-name="Table_20_Contents">X</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row>
        <table:table-row>
          <table:table-cell table:style-name="Table3.A3" office:value-type="string">
            <text:p text:style-name="Table_20_Contents">Rámec</text:p>
          </table:table-cell>
          <table:table-cell table:style-name="Table3.A3" office:value-type="string">
            <text:p text:style-name="Table_20_Contents">X</text:p>
          </table:table-cell>
          <table:table-cell table:style-name="Table3.A3" office:value-type="string">
            <text:p text:style-name="Table_20_Contents"/>
          </table:table-cell>
          <table:table-cell table:style-name="Table3.A3" office:value-type="string">
            <text:p text:style-name="Table_20_Contents"/>
          </table:table-cell>
          <table:table-cell table:style-name="Table3.A3" office:value-type="string">
            <text:p text:style-name="Table_20_Contents"/>
          </table:table-cell>
        </table:table-row>
        <table:table-row>
          <table:table-cell table:style-name="Table3.A2" office:value-type="string">
            <text:p text:style-name="Table_20_Contents">Číslování</text:p>
          </table:table-cell>
          <table:table-cell table:style-name="Table3.A2" office:value-type="string">
            <text:p text:style-name="Table_20_Contents">X</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row>
        <table:table-row>
          <table:table-cell table:style-name="Table3.A3" office:value-type="string">
            <text:p text:style-name="Table_20_Contents">Buňka</text:p>
          </table:table-cell>
          <table:table-cell table:style-name="Table3.A3" office:value-type="string">
            <text:p text:style-name="Table_20_Contents"/>
          </table:table-cell>
          <table:table-cell table:style-name="Table3.A3" office:value-type="string">
            <text:p text:style-name="Table_20_Contents">X</text:p>
          </table:table-cell>
          <table:table-cell table:style-name="Table3.A3" office:value-type="string">
            <text:p text:style-name="Table_20_Contents"/>
          </table:table-cell>
          <table:table-cell table:style-name="Table3.A3" office:value-type="string">
            <text:p text:style-name="Table_20_Contents"/>
          </table:table-cell>
        </table:table-row>
        <table:table-row>
          <table:table-cell table:style-name="Table3.A2" office:value-type="string">
            <text:p text:style-name="Table_20_Contents">Prezentace</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X</text:p>
          </table:table-cell>
          <table:table-cell table:style-name="Table3.A2" office:value-type="string">
            <text:p text:style-name="Table_20_Contents">X</text:p>
          </table:table-cell>
        </table:table-row>
        <table:table-row>
          <table:table-cell table:style-name="Table3.A3" office:value-type="string">
            <text:p text:style-name="Table_20_Contents">Obrázky</text:p>
          </table:table-cell>
          <table:table-cell table:style-name="Table3.A3" office:value-type="string">
            <text:p text:style-name="Table_20_Contents">(zahrnuto ve stylech rámce)</text:p>
          </table:table-cell>
          <table:table-cell table:style-name="Table3.A3" office:value-type="string">
            <text:p text:style-name="Table_20_Contents"/>
          </table:table-cell>
          <table:table-cell table:style-name="Table3.A3" office:value-type="string">
            <text:p text:style-name="Table_20_Contents">X</text:p>
          </table:table-cell>
          <table:table-cell table:style-name="Table3.A3" office:value-type="string">
            <text:p text:style-name="Table_20_Contents">X</text:p>
          </table:table-cell>
        </table:table-row>
      </table:table>
      <text:h text:style-name="Heading_20_1" text:outline-level="1"><text:bookmark-start text:name="__RefHeading__165511_780470623"/>Použití stylů<text:bookmark-end text:name="__RefHeading__165511_780470623"/></text:h>
      <text:p text:style-name="Text_20_body">LibreOffice poskytuje několik způsobů jak vybrat styly, které se mají použít:</text:p>
      <text:list xml:id="list39225175" text:style-name="List_20_1">
        <text:list-item text:start-value="1">
          <text:p text:style-name="P50">Nabídka stylů ve Writeru</text:p>
        </text:list-item>
        <text:list-item>
          <text:p text:style-name="P49">Okno Stylů a formátování (plovoucí, nebo v Postranní liště)</text:p>
        </text:list-item>
        <text:list-item>
          <text:p text:style-name="List_20_1">Režim vyplňování formátu</text:p>
        </text:list-item>
        <text:list-item>
          <text:p text:style-name="List_20_1">Seznam Použít styl</text:p>
        </text:list-item>
      </text:list>
      <text:list xml:id="list101503963993534" text:continue-list="list1838701034629557348" text:style-name="List_20_1">
        <text:list-item>
          <text:p text:style-name="List_20_1">Klávesové zkratky</text:p>
        </text:list-item>
      </text:list>
      <text:h text:style-name="Heading_20_2" text:outline-level="2"><text:bookmark-start text:name="__RefHeading___Toc35804_687030175"/>Použití nabídky stylů ve Writeru<text:bookmark-end text:name="__RefHeading___Toc35804_687030175"/></text:h>
      <text:p text:style-name="P15">Pro LibreOffice 5.1 byla přidána nová nabídka pro snadnější použití stylů. Obsahuje nejdůležitější styly odstavců a znaků pro téměř každý textový dokument. A také dole položky, pro správu stylů. Neobsahuje styly pro rámce, stránky a seznamy.</text:p>
      <text:p text:style-name="Text_20_body">Pro použití stylu odstavce, umístíme kurzor do požadovaného odstavce, a potom vybereme jeden z stylů <text:s/>odstavce v nabídce <text:span text:style-name="LOMenuPath">stylů</text:span>. Pro použití znakového stylu na několik znaků nebo více jak jedno slovo, vybereme nejprve znaky a poté použijeme  z nabídky znakový styl.</text:p>
      <text:list xml:id="list2344487222911880462" text:style-name="Heading_20_Note">
        <text:list-item>
          <text:p text:style-name="Heading_20_Note">Poznámka</text:p>
        </text:list-item>
      </text:list>
      <text:p text:style-name="Text_20_Note">Do nabídky stylů nelze přidávat rozšiřující položky.</text:p>
      <text:h text:style-name="Heading_20_2" text:outline-level="2"><text:bookmark-start text:name="__RefHeading__165513_780470623"/><text:soft-page-break/>Použití <text:alphabetical-index-mark text:string-value="Okno Styly a formátování"/>okna Styly a formátování<text:bookmark-end text:name="__RefHeading__165513_780470623"/></text:h>
      <text:p text:style-name="Text_20_body">Okno Styly a formátování nabízí nejvíce nástrojů pro práci se styly. Chceme-li pomocí ní používat styly:</text:p>
      <text:list xml:id="list2941212465727189714" text:style-name="Numbering_20_1">
        <text:list-item text:start-value="1">
          <text:p text:style-name="Numbering_20_1">V hlavní nabídce zvolíme <text:span text:style-name="LOMenuPath">Zobrazit &gt; Styly a formátování</text:span> nebo <text:span text:style-name="LOMenuPath">Styly &gt; Styly a formátování</text:span>, nebo stiskneme klávesu <text:span text:style-name="LOKeystroke">F11</text:span> (<text:span text:style-name="LOKeystroke">⌘+T </text:span> v Mac), nebo klepneme na kartu Styly a formátování v postranní liště (pro její otevření  zvolíme <text:span text:style-name="LOMenuPath">Zobrazit &gt; Postranní lišta</text:span>).</text:p>
        </text:list-item>
      </text:list>
      <text:p text:style-name="P43">Okno Styly a formátování zobrazí náhled dostupných stylů. Obrázek <text:sequence-ref text:reference-format="value" text:ref-name="refFigure0">1</text:sequence-ref> ukazuje toto okno v programu Writer, zobrazeny jsou styly odstavce.</text:p>
      <text:list xml:id="list101503831130597" text:continue-numbering="true" text:style-name="Numbering_20_1">
        <text:list-item>
          <text:p text:style-name="Numbering_20_1">Vybereme-li v levé horní části okna Styly a formátování jedno z tlačítek, zobrazíme seznam stylů pro danou kategorii.</text:p>
        </text:list-item>
        <text:list-item>
          <text:p text:style-name="Numbering_20_1">Abychom stávající styl použili, umístíme kurzor do požadovaného odstavce, rámce, stránky nebo slova a poklepeme na název stylu v seznamu stylů. Pokud chceme použít znakový styl na více než jedno slovo, nejprve vybereme požadované znaky.</text:p>
        </text:list-item>
      </text:list>
      <text:list xml:id="list3562426812942365793" text:style-name="Heading_20_Tip">
        <text:list-item>
          <text:p text:style-name="Heading_20_Tip">Tip</text:p>
        </text:list-item>
      </text:list>
      <text:p text:style-name="P32">V dolní části okna Styly a formátování se nachází rozbalovací seznam. Na obrázku <text:sequence-ref text:reference-format="value" text:ref-name="refFigure0">1</text:sequence-ref> zobrazuje dialogové okno <text:span text:style-name="LOEmphasis">Použité styly</text:span>, což znamená, že seznam obsahuje pouze styly použité v dokumentu. Můžeme také zobrazit všechny styly nebo jiné skupiny stylů, například pouze vlastní styly.</text:p>
      <text:p text:style-name="Figure"><draw:frame draw:style-name="fr1" draw:name="Frame1" text:anchor-type="as-char" svg:width="14.393cm" draw:z-index="0"><draw:text-box fo:min-height="6.41cm"><text:p text:style-name="Caption"><draw:frame draw:style-name="fr6" draw:name="Image13" text:anchor-type="as-char" svg:width="13.755cm" svg:height="6.008cm" draw:z-index="4"><draw:image xlink:href="Pictures/100002010000032F00000164CE1BB63DC81B0976.png" xlink:type="simple" xlink:show="embed" xlink:actuate="onLoad"/></draw:frame></text:p><text:p text:style-name="Caption">Obrázek <text:sequence text:ref-name="refFigure0" text:name="Figure" text:formula="ooow:Figure+1" style:num-format="1">1</text:sequence>: Okno Styly a formátování v programu Writer se zobrazenými styly odstavce</text:p></draw:text-box></draw:frame></text:p>
      <text:h text:style-name="Heading_20_2" text:outline-level="2"><text:bookmark-start text:name="__RefHeading__165515_780470623"/>Používání režimu vyplňování formátu<text:bookmark-end text:name="__RefHeading__165515_780470623"/></text:h>
      <text:p text:style-name="Text_20_body"><text:alphabetical-index-mark text:string-value="vyplňování formátu" text:key1="styly"/>Pomocí vyplňování formátu je možné rychle použít styl na mnoho různých oblastí bez nutnosti vracet se pokaždé do okna Styly a formátování a poklepávat tam na požadovaný styl. Tento způsob je obzvlášť užitečný, pokud potřebujeme naformátovat stejným stylem mnoho rozptýlených odstavců, buněk nebo jiných položek.</text:p>
      <text:list xml:id="list39225861" text:style-name="Numbering_20_1">
        <text:list-item text:start-value="1">
          <text:p text:style-name="Numbering_20_1">Otevřeme okno Styly a formátování a vybereme styl, který chceme použít.</text:p>
        </text:list-item>
        <text:list-item>
          <text:p text:style-name="Numbering_20_1">Vybereme tlačítko <text:span text:style-name="LOMenuPath">Režim vyplňování formátu</text:span>.</text:p>
        </text:list-item>
        <text:list-item>
          <text:p text:style-name="Numbering_20_1">Pokud chceme použít styl odstavce, stránky nebo rámce, nastavíme kurzor na daný prvek a klepneme. Chceme-li použít znakový styl, podržíme při výběru znaků tlačítko myši. Klepnutím na slovo použijeme znakový styl pro toto slovo.</text:p>
        </text:list-item>
        <text:list-item>
          <text:p text:style-name="Numbering_20_1">Opakujeme krok 3, dokud nebudou mít daný styl všechny prvky, na které jsme ho chtěli použít.</text:p>
        </text:list-item>
        <text:list-item>
          <text:p text:style-name="P65">Chceme-li režim vyplňování formátu opustit, klepneme znovu na tlačítko <text:span text:style-name="LOMenuPath">Režim vyplňování formátu</text:span> nebo stiskneme klávesu <text:span text:style-name="LOKeystroke">Esc</text:span>.</text:p>
        </text:list-item>
      </text:list>
      <text:list xml:id="list4458430803859128109" text:style-name="Heading_20_Caution">
        <text:list-item>
          <text:p text:style-name="Heading_20_Caution"><text:soft-page-break/>Upozornění</text:p>
        </text:list-item>
      </text:list>
      <text:p text:style-name="P45">Pokud je tento režim aktivní, klepnutí pravým tlačítkem kamkoliv do dokumentu vrátí zpět poslední akci v režimu vyplňování formátu. Je proto třeba dávat pozor, abychom náhodou neklepli pravým tlačítkem a tím nevrátili akci, kterou chceme provést.</text:p>
      <text:h text:style-name="Heading_20_2" text:outline-level="2"><text:bookmark-start text:name="__RefHeading__165517_780470623"/>Používání <text:alphabetical-index-mark text:string-value="Seznam Použít styl"/><text:alphabetical-index-mark text:string-value="Seznam Použít styl" text:key1="styly"/>seznamu Použít styl<text:bookmark-end text:name="__RefHeading__165517_780470623"/></text:h>
      <text:p text:style-name="Text_20_body">Jakmile v dokumentu použijeme aspoň jednou styl odstavce, jeho název se objeví v seznamu Použít styl, který se nachází v levé části nástrojové lišty Formátování.</text:p>
      <text:p text:style-name="Text_20_body">Tento seznam můžeme otevřít a klepnout na styl, který chceme použít, nebo můžeme seznam procházet pomocí šipek a stisknutím klávesy <text:span text:style-name="LOKeystroke">Enter</text:span> zvýrazněný styl použít.</text:p>
      <text:list xml:id="list101502891138550" text:continue-list="list3562426812942365793" text:style-name="Heading_20_Tip">
        <text:list-item>
          <text:p text:style-name="P58">Tip</text:p>
        </text:list-item>
      </text:list>
      <text:p text:style-name="P24">Pokud vybereme na konci seznamu položku <text:span text:style-name="LOMenuPath">Více</text:span>, otevře se okno Styly a formátování.</text:p>
      <text:p text:style-name="Figure"><draw:frame draw:style-name="fr1" draw:name="Frame2" text:anchor-type="as-char" svg:width="9.954cm" draw:z-index="9"><draw:text-box fo:min-height="9.32cm"><text:p text:style-name="P42"><draw:frame draw:style-name="fr7" draw:name="Image9" text:anchor-type="as-char" svg:width="5.32cm" svg:height="8.841cm" draw:z-index="12"><draw:image xlink:href="Pictures/10000201000000EC0000018DE3FB237045E38CD5.png" xlink:type="simple" xlink:show="embed" xlink:actuate="onLoad"/></draw:frame></text:p><text:p text:style-name="P42">Obrázek <text:sequence text:ref-name="refFigure1" text:name="Figure" text:formula="ooow:Figure+1" style:num-format="1">2</text:sequence>: Seznam Použít styl na nástrojové liště Formátování</text:p></draw:text-box></draw:frame></text:p>
      <text:h text:style-name="Heading_20_2" text:outline-level="2"><text:bookmark-start text:name="__RefHeading__165519_780470623"/>Používání klávesových zkratek<text:bookmark-end text:name="__RefHeading__165519_780470623"/></text:h>
      <text:p text:style-name="Text_20_body">Pro použití určitých stylů jsou předdefinovány klávesové zkratky. Například v programu Writer stisknutím <text:span text:style-name="LOKeystroke">Ctrl+0</text:span> použijeme styl <text:span text:style-name="LOEmphasis">Tělo textu</text:span>, stisknutím <text:span text:style-name="LOKeystroke">Ctrl+1</text:span> styl <text:span text:style-name="LOEmphasis">Nadpis 1</text:span> a stisknutím <text:span text:style-name="LOKeystroke">Ctrl+2</text:span> styl <text:span text:style-name="LOEmphasis">Nadpis 2</text:span>. Tyto zkratky je možné změnit a také vytvořit vlastní, jak je popsáno v kapitole 14 Přizpůsobení balíku LibreOffice.</text:p>
      <text:list xml:id="list101502490764121" text:continue-list="list4458430803859128109" text:style-name="Heading_20_Caution">
        <text:list-item>
          <text:p text:style-name="Heading_20_Caution">Upozornění</text:p>
        </text:list-item>
      </text:list>
      <text:p text:style-name="Text_20_Note">Ruční formátování (také nazývané <text:span text:style-name="LOEmphasis">přímé formátování</text:span>) má přednost před styly a není možné ho použitím stylu odstranit.</text:p>
      <text:p text:style-name="Text_20_Note">Chceme-li ruční formátování odstranit, vybereme text, klepneme pravým tlačítkem a zvolíme z místní nabídky <text:span text:style-name="LOMenuPath">Vymazat přímé formátování</text:span> nebo vybereme text a stiskneme <text:span text:style-name="LOKeystroke">Ctrl+M</text:span>.</text:p>
      <text:h text:style-name="Heading_20_1" text:outline-level="1"><text:bookmark-start text:name="__RefHeading__165521_780470623"/><text:soft-page-break/><text:alphabetical-index-mark text:string-value="úprava" text:key1="styly"/>Úprava stylů<text:bookmark-end text:name="__RefHeading__165521_780470623"/></text:h>
      <text:p text:style-name="Text_20_body">LibreOffice obsahuje předdefinované styly, ale umožňuje také vytvořit vlastní styly. Oba druhy stylů můžeme několika způsoby změnit:</text:p>
      <text:list xml:id="list101502879905423" text:continue-list="list39225175" text:style-name="List_20_1">
        <text:list-item text:start-value="1">
          <text:p text:style-name="List_20_1">Změna stylu pomocí dialogového okna Styl</text:p>
        </text:list-item>
        <text:list-item>
          <text:p text:style-name="List_20_1">Aktualizace stylu z výběru</text:p>
        </text:list-item>
        <text:list-item>
          <text:p text:style-name="List_20_1">Použití automatické aktualizace (pouze styly odstavce a rámce)</text:p>
        </text:list-item>
        <text:list-item>
          <text:p text:style-name="List_20_1">Načtení nebo zkopírování stylů z jiného dokumentu nebo šablony</text:p>
        </text:list-item>
      </text:list>
      <text:list xml:id="list101503447177220" text:continue-list="list2344487222911880462" text:style-name="Heading_20_Note">
        <text:list-item>
          <text:p text:style-name="Heading_20_Note">Poznámka</text:p>
        </text:list-item>
      </text:list>
      <text:p text:style-name="P39">Jakékoliv změny, které u stylu provedeme, se projeví pouze v aktuálním dokumentu. Když chceme změnit styly ve více dokumentech, je třeba změnit šablonu nebo zkopírovat styly do jiných dokumentů způsobem popsaným na straně <text:bookmark-ref text:reference-format="page" text:ref-name="__RefHeading__165529_780470623">10</text:bookmark-ref>.</text:p>
      <text:h text:style-name="Heading_20_2" text:outline-level="2"><text:bookmark-start text:name="__RefHeading__165523_780470623"/><text:alphabetical-index-mark text:string-value="změna pomocí dialogového okna Styl" text:key1="styly"/>Změna stylu pomocí dialogového okna Styl<text:bookmark-end text:name="__RefHeading__165523_780470623"/></text:h>
      <text:p text:style-name="Text_20_body">Existující styl můžeme změnit pomocí <text:alphabetical-index-mark text:string-value="dialogové okno Styl"/>dialogového okna Styl. V okně Styly a formátování klepneme pravým tlačítkem na požadovaný styl a z místní nabídky vybereme <text:span text:style-name="LOMenuPath">Upravit</text:span>.</text:p>
      <text:p text:style-name="P36">Vzhled dialogového okna Styl bude záviset na tom, jaký typ stylu jsme vybrali. Dialogové okno každého stylu má několik karet. Podrobnosti se nachází v kapitolách o stylech v uživatelských příručkách příslušných programů.</text:p>
      <text:h text:style-name="Heading_20_2" text:outline-level="2"><text:bookmark-start text:name="__RefHeading__165525_780470623"/><text:alphabetical-index-mark text:string-value="aktualizace z výběru" text:key1="styly"/>Aktualizace stylu z výběru<text:bookmark-end text:name="__RefHeading__165525_780470623"/></text:h>
      <text:p text:style-name="Text_20_body">Pokud chceme aktualizovat styl z výběru:</text:p>
      <text:list xml:id="list39222117" text:style-name="Numbering_20_1">
        <text:list-item text:start-value="1">
          <text:p text:style-name="Numbering_20_1">Otevřeme okno Styly a formátování.</text:p>
        </text:list-item>
        <text:list-item>
          <text:p text:style-name="P66">V dokumentu vybereme položku, jejíž formát chceme použít jako styl.</text:p>
        </text:list-item>
      </text:list>
      <text:list xml:id="list101504117034227" text:continue-list="list101502490764121" text:style-name="Heading_20_Caution">
        <text:list-item>
          <text:p text:style-name="Heading_20_Caution">Upozornění</text:p>
        </text:list-item>
      </text:list>
      <text:p text:style-name="P25">Při aktualizaci stylu odstavce zkontrolujeme, zda má vybraný odstavec jedinečné vlastnosti. Pokud obsahuje více velikostí nebo stylů písma, tyto vlastnosti zůstanou stejné jako před aktualizací.</text:p>
      <text:list xml:id="list101504011445143" text:continue-list="list39222117" text:style-name="Numbering_20_1">
        <text:list-item>
          <text:p text:style-name="Numbering_20_1">V okně Styly a formátování vybereme styl, který chceme aktualizovat, poté klepneme na šipku u ikony <text:span text:style-name="LOMenuPath">Nový styl z výběru</text:span> a klepneme na <text:span text:style-name="LOMenuPath">Aktualizovat styl</text:span>.</text:p>
        </text:list-item>
      </text:list>
      <text:p text:style-name="P44"><draw:frame draw:style-name="fr1" draw:name="Frame3" text:anchor-type="as-char" svg:width="10.668cm" draw:z-index="15"><draw:text-box fo:min-height="6.63cm"><text:p text:style-name="Caption"><draw:frame draw:style-name="fr7" draw:name="Image3" text:anchor-type="as-char" svg:width="10.668cm" svg:height="6.172cm" draw:z-index="18"><draw:image xlink:href="Pictures/10000000000001F10000012C6D1FC873407EB798.png" xlink:type="simple" xlink:show="embed" xlink:actuate="onLoad"/></draw:frame></text:p><text:p text:style-name="Caption">Obrázek <text:sequence text:ref-name="refFigure2" text:name="Figure" text:formula="ooow:Figure+1" style:num-format="1">3</text:sequence>: Aktualizace stylu z výběru</text:p></draw:text-box></draw:frame></text:p>
      <text:list xml:id="list101503242578201" text:continue-list="list101502891138550" text:style-name="Heading_20_Tip">
        <text:list-item>
          <text:p text:style-name="P57"><text:soft-page-break/>Tip</text:p>
        </text:list-item>
      </text:list>
      <text:p text:style-name="P40">Můžeme také upravit styly podnabídkou na každém ze stylu v seznamu Použít styl, otevřeného z nástrojové lišty Formátování (viz obrázek <text:sequence-ref text:reference-format="value" text:ref-name="refFigure3">4</text:sequence-ref>).</text:p>
      <text:p text:style-name="Figure"><draw:frame draw:style-name="fr2" draw:name="Frame13" text:anchor-type="as-char" svg:width="9.338cm" draw:z-index="20"><draw:text-box fo:min-height="5.2cm"><text:p text:style-name="P41"><draw:frame draw:style-name="fr8" draw:name="Image14" text:anchor-type="as-char" svg:width="8.38cm" svg:height="5.001cm" draw:z-index="21"><draw:image xlink:href="Pictures/10000201000001B2000001AF5E7D99662EA8C6AB.png" xlink:type="simple" xlink:show="embed" xlink:actuate="onLoad"/></draw:frame></text:p><text:p text:style-name="P41">Obrázek <text:sequence text:ref-name="refFigure3" text:name="Figure" text:formula="ooow:Figure+1" style:num-format="1">4</text:sequence>: Úprava stylu ze seznamu Použít styl</text:p></draw:text-box></draw:frame></text:p>
      <text:h text:style-name="Heading_20_2" text:outline-level="2"><text:bookmark-start text:name="__RefHeading__165527_780470623"/><text:alphabetical-index-mark text:string-value="automatická aktualizace" text:key1="styly"/>Použití <text:alphabetical-index-mark text:string-value="Automatická aktualizace stylů"/>automatické aktualizace<text:bookmark-end text:name="__RefHeading__165527_780470623"/></text:h>
      <text:p text:style-name="P35">Automatická aktualizace se týká pouze stylů odstavce a rámce. Pokud je vybrána volba Automatická aktualizace na záložce Organizátor v dialogovém okně Styl odstavce nebo Styl rámce a na odstavec nebo rámec tohoto stylu použijeme přímé formátování, styl se automaticky aktualizuje.</text:p>
      <text:list xml:id="list101502640655920" text:continue-numbering="true" text:style-name="Heading_20_Tip">
        <text:list-item>
          <text:p text:style-name="Heading_20_Tip">Tip</text:p>
        </text:list-item>
      </text:list>
      <text:p text:style-name="P25">V případě, že v dokumentu vlastnosti stylů překrýváme přímým formátováním, je třeba se ujistit, že je automatická aktualizace <text:span text:style-name="LOStrongEmphasis">vypnutá</text:span>.</text:p>
      <text:h text:style-name="Heading_20_2" text:outline-level="2"><text:bookmark-start text:name="__RefHeading__165529_780470623"/>Aktualizace stylů z dokumentu nebo šablony<text:bookmark-end text:name="__RefHeading__165529_780470623"/></text:h>
      <text:p text:style-name="Text_20_body">Styly je možné aktualizovat jejich kopírováním (načítáním) ze šablony nebo z jiného dokumentu. Více najdeme v části „<text:bookmark-ref text:reference-format="text" text:ref-name="__RefHeading__6250_424592115">Kopírování stylů z dokumentu nebo šablony</text:bookmark-ref>“ na straně <text:bookmark-ref text:reference-format="page" text:ref-name="__RefHeading__6250_424592115">12</text:bookmark-ref>.</text:p>
      <text:h text:style-name="Heading_20_1" text:outline-level="1"><text:bookmark-start text:name="__RefHeading__165531_780470623"/><text:alphabetical-index-mark text:string-value="vytvoření nového" text:key1="styly"/>Vytváření <text:alphabetical-index-mark text:string-value="vlastní" text:key1="styly"/>nových (vlastních) stylů<text:bookmark-end text:name="__RefHeading__165531_780470623"/></text:h>
      <text:p text:style-name="Text_20_body">Někdy je potřeba přidat nové styly. Toho dosáhneme buď pomocí dialogového okna Styly, nebo pomocí nástroje Nový styl z výběru.</text:p>
      <text:h text:style-name="Heading_20_2" text:outline-level="2"><text:bookmark-start text:name="__RefHeading__165533_780470623"/><text:alphabetical-index-mark text:string-value="vytvoření pomocí dialogového okna Styly" text:key1="styly"/>Vytvoření nového stylu pomocí dialogového okna Styl<text:bookmark-end text:name="__RefHeading__165533_780470623"/></text:h>
      <text:p text:style-name="Text_20_body">Pokud chceme vytvořit nový styl pomocí <text:alphabetical-index-mark text:string-value="dialogové okno Styly"/>dialogového okna Styl, klepneme pravým tlačítkem do okna Styly a formátování a z místní nabídky vybereme <text:span text:style-name="LOMenuPath">Nový</text:span>.</text:p>
      <text:p text:style-name="Text_20_body">Chceme-li, aby byl nový styl propojený s existujícím stylem, nejprve tento styl vybereme a poté klepneme pravým tlačítkem a zvolíme <text:span text:style-name="LOMenuPath">Nový</text:span>.</text:p>
      <text:p text:style-name="Text_20_body">Jestliže styly <text:alphabetical-index-mark text:string-value="propojování" text:key1="styly"/>propojíme, při změně základního stylu (například při změně písma z rodiny Times na Helvetica) se také změní všechny propojené styly. Někdy přesně toto chceme; jindy si zase nepřejeme, aby se změny projevily ve všech propojených stylech. Vyplatí se promyslet si to předem.</text:p>
      <text:p text:style-name="P16">Dialogová okna a volby pro vytváření nového styly jsou stejné pro úpravu existujících stylů. Podrobnosti se nachází v kapitolách o stylech v uživatelských příručkách příslušných programů.</text:p>
      <text:list xml:id="list101502683013671" text:continue-numbering="true" text:style-name="Heading_20_Tip">
        <text:list-item>
          <text:p text:style-name="Heading_20_Tip"><text:soft-page-break/>Tip</text:p>
        </text:list-item>
      </text:list>
      <text:p text:style-name="P31">Pokud pro dokument potřebujeme vlastní styly odvozené od základních, zvážíme dát na začátek názvu vlastního stylu několik znaků odlišujících je oproti jiným stylům v seznamu. Například pojmenujeme upravený styl Nadpis 1 pro výroční zprávy jako <text:span text:style-name="LOEmphasis">VZ Nadpis 1</text:span>.</text:p>
      <text:h text:style-name="Heading_20_2" text:outline-level="2"><text:bookmark-start text:name="__RefHeading__165535_780470623"/><text:alphabetical-index-mark text:string-value="vytvoření z výběru" text:key1="styly"/>Vytvoření nového stylu z výběru<text:bookmark-end text:name="__RefHeading__165535_780470623"/></text:h>
      <text:p text:style-name="Text_20_body">Nový styl můžeme vytvořit zkopírováním stávajícího ručního formátování. Tento nový styl se použije pouze v dokumentu a neuloží se do šablony.</text:p>
      <text:list xml:id="list39210571" text:style-name="Numbering_20_1">
        <text:list-item text:start-value="1">
          <text:p text:style-name="Numbering_20_1">Otevřeme okno Styly a formátování a zvolíme typ stylu, který chceme vytvořit.</text:p>
        </text:list-item>
        <text:list-item>
          <text:p text:style-name="Numbering_20_1">V dokumentu vybereme položku, kterou chceme uložit jako styl.</text:p>
        </text:list-item>
        <text:list-item>
          <text:p text:style-name="Numbering_20_1">V okně Styly a formátování klepneme na ikonu <text:span text:style-name="LOMenuPath">Nový styl z výběru</text:span>.</text:p>
        </text:list-item>
        <text:list-item>
          <text:p text:style-name="Numbering_20_1">V dialogovém okně Vytvořit styl zadáme název nového stylu. Seznam zobrazuje názvy stávajících vlastních stylů vybraného typu. Klepnutím na <text:span text:style-name="LOMenuPath">OK</text:span> nový styl uložíme.</text:p>
        </text:list-item>
      </text:list>
      <text:p text:style-name="Figure"><draw:frame draw:style-name="fr1" draw:name="Frame4" text:anchor-type="as-char" svg:width="6.431cm" draw:z-index="22"><draw:text-box fo:min-height="6.08cm"><text:p text:style-name="Caption"><draw:frame draw:style-name="fr9" draw:name="Image6" text:anchor-type="as-char" svg:width="6.431cm" svg:height="5.957cm" draw:z-index="25"><draw:image xlink:href="Pictures/100002010000012B000001155C0BDF276F1E6BCE.png" xlink:type="simple" xlink:show="embed" xlink:actuate="onLoad"/></draw:frame></text:p><text:p text:style-name="Caption">Obrázek <text:sequence text:ref-name="refFigure4" text:name="Figure" text:formula="ooow:Figure+1" style:num-format="1">5</text:sequence>: Pojmenování nového stylu vytvořeného z výběru</text:p></draw:text-box></draw:frame></text:p>
      <text:h text:style-name="Heading_20_2" text:outline-level="2"><text:bookmark-start text:name="__RefHeading__165537_780470623"/><text:alphabetical-index-mark text:string-value="vytvoření přetažením" text:key1="styly"/>Vytvoření stylu přetažením<text:bookmark-end text:name="__RefHeading__165537_780470623"/></text:h>
      <text:p text:style-name="Text_20_body">Nový styl můžeme vytvořit tím, že výběr přetáhneme do okna Styly a formátování. Na součásti LibreOffice závisí, jaký prvek se má přetahovat.</text:p>
      <text:p text:style-name="Definition_20_Term">Writer</text:p>
      <text:p text:style-name="Text_20_body_20_indent">Vybereme nějaký text a přetáhneme ho do okna Styly a formátování. Pokud jsou aktivní styly odstavce, do seznamu se přidá nový styl odstavce. Pokud jsou aktivní znakové styly, do seznamu se přidá nový znakový styl.</text:p>
      <text:p text:style-name="Definition_20_Term">Calc</text:p>
      <text:p text:style-name="Text_20_body_20_indent">Styl buňky vytvoříme tím, že přetáhneme vybrané buňky do okna Styly a formátování.</text:p>
      <text:p text:style-name="Definition_20_Term">Draw/Impress</text:p>
      <text:p text:style-name="Text_20_body_20_indent">Styl obrázku vytvoříme tak, že přetáhneme vybrané kresby do okna Styly a formátování.</text:p>
      <text:h text:style-name="Heading_20_1" text:outline-level="1"><text:bookmark-start text:name="__RefHeading__6250_424592115"/><text:soft-page-break/>Kopírování stylů ze šablony nebo dokumentu<text:bookmark-end text:name="__RefHeading__6250_424592115"/></text:h>
      <text:p text:style-name="P34">Styly můžeme do dokumentu zkopírovat načtením ze šablony nebo z jiného dokumentu.</text:p>
      <text:list xml:id="list39202931" text:style-name="Numbering_20_1">
        <text:list-item text:start-value="1">
          <text:p text:style-name="Numbering_20_1">Otevřeme dokument, do kterého chceme styly zkopírovat.</text:p>
        </text:list-item>
        <text:list-item>
          <text:p text:style-name="Numbering_20_1">V okně Styly a formátování klepneme na šipku vedle ikony <text:span text:style-name="LOMenuPath">Nový styl z výběru</text:span> a poté klepneme na <text:span text:style-name="LOMenuPath">Načíst styly</text:span> (viz obrázek <text:sequence-ref text:reference-format="value" text:ref-name="refFigure2">3</text:sequence-ref>).</text:p>
        </text:list-item>
        <text:list-item>
          <text:p text:style-name="P63">V dialogovém okně Načíst styly (obrázek <text:sequence-ref text:reference-format="value" text:ref-name="refFigure5">6</text:sequence-ref>) najdeme buď šablonu, nebo obyčejný dokument, ze kterého chceme styly zkopírovat. Klepnutím na tlačítko <text:span text:style-name="LOMenuPath">Ze souboru</text:span> otevřeme okno, ve kterém můžeme vybrat požadovaný dokument.</text:p>
        </text:list-item>
        <text:list-item>
          <text:p text:style-name="P63">V zaškrtávacích polích v dolní části dialogového okna vybereme typy stylů, které se mají zkopírovat.</text:p>
        </text:list-item>
        <text:list-item>
          <text:p text:style-name="P63">Vybereme <text:span text:style-name="LOMenuPath">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P63">Styly zkopírujeme klepnutím na <text:span text:style-name="LOMenuPath">OK</text:span>.</text:p>
        </text:list-item>
      </text:list>
      <text:p text:style-name="P37"><draw:frame draw:style-name="fr1" draw:name="Frame5" text:anchor-type="as-char" svg:width="15.473cm" draw:z-index="2"><draw:text-box fo:min-height="7.615cm"><text:p text:style-name="Caption"><draw:frame draw:style-name="fr10" draw:name="Image10" text:anchor-type="as-char" svg:width="15.473cm" svg:height="7.151cm" draw:z-index="26"><draw:image xlink:href="Pictures/10000201000002980000013917A4CBD64AFEFFD6.png" xlink:type="simple" xlink:show="embed" xlink:actuate="onLoad"/></draw:frame></text:p><text:p text:style-name="Caption">Obrázek <text:sequence text:ref-name="refFigure5" text:name="Figure" text:formula="ooow:Figure+1" style:num-format="1">6</text:sequence>: Kopírování stylů ze šablony do otevřeného dokumentu</text:p></draw:text-box></draw:frame></text:p>
      <text:list xml:id="list101503149639479" text:continue-list="list101504117034227" text:style-name="Heading_20_Caution">
        <text:list-item>
          <text:p text:style-name="Heading_20_Caution">Upozornění</text:p>
        </text:list-item>
      </text:list>
      <text:p text:style-name="P26">Pokud má dokument obsah a byly použity vlastní styly pro nadpisy, úrovně nadpisů přiřazené k úrovním osnovy pomocí <text:span text:style-name="LOMenuPath">Nástroje &gt; Číslování osnovy</text:span> budou při načtení stylů vráceny na výchozí hodnoty Nadpis 1, Nadpis 2 atd. V tom případě je bude potřeba změnit zpět na vlastní styly nadpisů.</text:p>
      <text:h text:style-name="Heading_20_1" text:outline-level="1"><text:bookmark-start text:name="__RefHeading__165543_780470623"/><text:alphabetical-index-mark text:string-value="mazání" text:key1="styly"/>Mazání stylů<text:bookmark-end text:name="__RefHeading__165543_780470623"/></text:h>
      <text:p text:style-name="Text_20_body">Styly, které jsou v balíku LibreOffice předdefinovány, není možné odstranit (smazat) z dokumentu ani ze šablony, a to ani v případě, když se nepoužívají.</text:p>
      <text:p text:style-name="Text_20_body">Odstranit je možné uživatelem definované (vlastní) styly, předtím bychom se ale měli ujistit, že se styly v aktuálním dokumentu nepoužívají.</text:p>
      <text:p text:style-name="Text_20_body">Pokud chceme nepotřebné styly smazat, v okně Styly a formátování je vybereme (při výběru více stylů podržíme <text:span text:style-name="LOKeystroke">Ctrl</text:span>), poté klepneme pravým tlačítkem na vybraný styl a v místní nabídce vybereme <text:span text:style-name="LOMenuPath">Smazat</text:span>.</text:p>
      <text:p text:style-name="Text_20_body"><text:soft-page-break/>Jestliže se styl nepoužívá, smaže se okamžitě a bez potvrzení. Pokud se styl používá, zobrazí se upozornění vyžadující potvrzení smazání.</text:p>
      <text:list xml:id="list101503873521818" text:continue-numbering="true" text:style-name="Heading_20_Caution">
        <text:list-item>
          <text:p text:style-name="Heading_20_Caution">Upozornění</text:p>
        </text:list-item>
      </text:list>
      <text:p text:style-name="P27">Smažeme-li styl, který se používá, všechny objekty s tímto stylem získají opět výchozí styl.</text:p>
      <text:h text:style-name="Heading_20_1" text:outline-level="1"><text:bookmark-start text:name="__RefHeading__165545_780470623"/>Použití šablony pro <text:alphabetical-index-mark text:string-value="vytvoření dokumentu ze" text:key1="šablona"/><text:alphabetical-index-mark text:string-value="vytvoření dokumentu ze šablony"/>vytvoření <text:alphabetical-index-mark text:string-value="vytvoření ze šablony" text:key1="dokument"/>dokumentu<text:bookmark-end text:name="__RefHeading__165545_780470623"/></text:h>
      <text:h text:style-name="Heading_20_2" text:outline-level="2"><text:bookmark-start text:name="__RefHeading___Toc35806_687030175"/>Vytvoření dokumentu z dialogového okna Správce šablon<text:bookmark-end text:name="__RefHeading___Toc35806_687030175"/></text:h>
      <text:p text:style-name="Text_20_body">Pokud chceme vytvořit dokument pomocí šablony:</text:p>
      <text:list xml:id="list8478416735796673611" text:style-name="Numbering_20_1">
        <text:list-item>
          <text:p text:style-name="Numbering_20_1">Z hlavní nabídky zvolíme <text:span text:style-name="LOMenuPath">Soubor &gt; Nový &gt; Šablony</text:span>. Otevře se dialogové okno Správce šablon.</text:p>
        </text:list-item>
        <text:list-item>
          <text:p text:style-name="P63">V horní části tohoto okna vybereme záložku s kategorií šablony, kterou chceme použít.</text:p>
        </text:list-item>
        <text:list-item>
          <text:p text:style-name="P63">Vybereme složku, která obsahuje šablonu, kterou chceme použít. Zobrazí se seznam všech šablon v této složce (jak je zobrazeno na obrázku <text:sequence-ref text:reference-format="value" text:ref-name="refFigure6">7</text:sequence-ref>).</text:p>
        </text:list-item>
        <text:list-item>
          <text:p text:style-name="P63">Vybereme šablonu, kterou chceme použít. Pokud si přejeme zobrazit vlastnosti šablony, klepneme na tlačítko <text:span text:style-name="LOMenuPath">Vlastnosti</text:span> nad seznamem šablon. Vlastnosti šablony se zobrazí v novém okně. Zavřeme ho tím, že klepneme na <text:span text:style-name="LOMenuPath">Zavřít</text:span>.</text:p>
        </text:list-item>
        <text:list-item>
          <text:p text:style-name="Numbering_20_1">Vybereme požadovanou šablonu. Otevře se nový dokument založený na vybrané šabloně.</text:p>
        </text:list-item>
      </text:list>
      <text:p text:style-name="Text_20_body">Šablona, na které je dokument založen, je uvedena v <text:span text:style-name="LOMenuPath">Soubor &gt; Vlastnosti &gt; Obecné</text:span>. Je s dokumentem propojena do té doby, než se změní a pokud zároveň při otevírání dokumentu zvolíme, že se dokument nemá kvůli změněné šabloně aktualizovat.</text:p>
      <text:p text:style-name="Figure"><draw:frame draw:style-name="fr1" draw:name="Frame8" text:anchor-type="as-char" svg:width="15.529cm" draw:z-index="5"><draw:text-box fo:min-height="6.696cm"><text:p text:style-name="Caption"><draw:frame draw:style-name="fr11" draw:name="Image11" text:anchor-type="as-char" svg:width="14cm" style:rel-width="100%" svg:height="6.249cm" style:rel-height="scale" draw:z-index="7"><draw:image xlink:href="Pictures/10000000000002FC0000015697F122F9A3CF237C.png" xlink:type="simple" xlink:show="embed" xlink:actuate="onLoad"/></draw:frame></text:p><text:p text:style-name="Caption">Obrázek <text:sequence text:ref-name="refFigure6" text:name="Figure" text:formula="ooow:Figure+1" style:num-format="1">7</text:sequence>: Dialogové okno Správce šablon zobrazující vybranou šablonu</text:p></draw:text-box></draw:frame></text:p>
      <text:h text:style-name="Heading_20_2" text:outline-level="2"><text:bookmark-start text:name="__RefHeading___Toc35808_687030175"/>Vytvoření dokumentu s pomocí šablony z úvodní obrazovky<text:bookmark-end text:name="__RefHeading___Toc35808_687030175"/></text:h>
      <text:p text:style-name="P10">Dokument můžeme vytvořit z zobrazené šablony na úvodní obrazovce. Úvodní obrazovku je spuštěna v případě, kdy nejsou ostatní dokumenty otevřeny a je také zavřeno integrované vývojové prostředí (IDE) pro makra.</text:p>
      <text:p text:style-name="P12"><text:soft-page-break/>Pro otevření Správce šablon z úvodní obrazovky, klepneme na tlačítko <text:span text:style-name="LOMenuPath">Šablony</text:span>, v levém panelu. Tlačítko je také jako rozbalovací seznam, zobrazující šablony daného typu dokumentu. Položka <text:span text:style-name="LOMenuPath">Upravit šablony</text:span>, otevře dialogové okno Správce šablon (obrázek <text:sequence-ref text:reference-format="value" text:ref-name="refFigure6">7</text:sequence-ref>).</text:p>
      <text:p text:style-name="P11">Poklepáním na náhled kategorie složky jej vybereme. Na pracovní ploše úvodní obrazovky se zobrazí náhledy šablon. Poklepáním na náhled se vytvoří nový dokument založený na této šabloně.</text:p>
      <text:p text:style-name="P13">Pro návrat zpět, k zobrazení všech šablon, klepneme na tlačítko <text:span text:style-name="LOMenuPath">Všechny šablony</text:span>, na levé straně pracovní plochy úvodní obrazovky.</text:p>
      <text:h text:style-name="Heading_20_1" text:outline-level="1"><text:bookmark-start text:name="__RefHeading__165547_780470623"/><text:reference-mark-start text:name="Creating new templates"/>Vytvoření šablony<text:bookmark-end text:name="__RefHeading__165547_780470623"/><text:reference-mark-end text:name="Creating new templates"/></text:h>
      <text:p text:style-name="Text_20_body">Šablony je možné vytvářet dvěma způsoby: uložením dokumentu nebo pomocí průvodce.</text:p>
      <text:h text:style-name="Heading_20_2" text:outline-level="2"><text:bookmark-start text:name="__RefHeading__165549_780470623"/><text:alphabetical-index-mark text:string-value="vytvoření z dokumentu" text:key1="šablona"/>Vytvoření šablony z dokumentu<text:bookmark-end text:name="__RefHeading__165549_780470623"/></text:h>
      <text:p text:style-name="P7">Kromě formátování mohou být v šabloně uložena jakákoliv nastavení, která lze v dokumentu přidat nebo změnit. Můžeme tak například uložit nastavení tiskárny nebo obecné vlastnosti nastavované v <text:span text:style-name="LOMenuPath">Nástroje &gt; Možnosti</text:span>, jako například <text:span text:style-name="LOMenuPath">Cesty</text:span> a <text:span text:style-name="LOMenuPath">Barvy</text:span>.</text:p>
      <text:p text:style-name="P7">Mohou také obsahovat předdefinovaný text, který pak nemusíme psát pokaždé při vytváření nového dokumentu. Šablona dopisu může například obsahovat jméno, adresu a oslovení.</text:p>
      <text:p text:style-name="P7">Do šablony je možné uložit také přizpůsobení nabídek a nástrojových lišt; více informací se nachází v <text:span text:style-name="LOEmphasis">kapitole 14 Přizpůsobení balíku LibreOffice</text:span>.</text:p>
      <text:p text:style-name="P7">Pokud chceme vytvořit šablonu z dokumentu a uložit ji do složky Moje šablony:</text:p>
      <text:list xml:id="list101504030233553" text:continue-list="list8478416735796673611" text:style-name="Numbering_20_1">
        <text:list-item text:start-value="1">
          <text:p text:style-name="Numbering_20_1">Otevřeme nový nebo existující dokument toho typu, ze kterého chceme vytvořit šablonu (textový dokument, sešit, kresba nebo prezentace).</text:p>
        </text:list-item>
        <text:list-item>
          <text:p text:style-name="Numbering_20_1">Přidáme obsah, který se má objevit v každém dokumentu, který z nové šablony vytvoříme, například logo společnosti, copyright apod.</text:p>
        </text:list-item>
        <text:list-item>
          <text:p text:style-name="Numbering_20_1">Vytvoříme nebo upravíme styly, které chceme v nové šabloně používat.</text:p>
        </text:list-item>
        <text:list-item>
          <text:p text:style-name="Numbering_20_1">Z hlavní nabídky zvolíme <text:span text:style-name="LOMenuPath">Soubor &gt; Šablony &gt; Uložit jako šablonu</text:span>. Otevře se Správce šablon (obrázek <text:sequence-ref text:reference-format="value" text:ref-name="refFigure7">8</text:sequence-ref>), který zobrazí výchozí složky a všechny složky vytvořené uživatelem.</text:p>
        </text:list-item>
      </text:list>
      <text:p text:style-name="P38"><draw:frame draw:style-name="fr3" draw:name="Frame11" text:anchor-type="as-char" svg:width="15.863cm" draw:z-index="3"><draw:text-box fo:min-height="5.801cm"><text:p text:style-name="Caption"><draw:frame draw:style-name="fr9" draw:name="Image1" text:anchor-type="as-char" svg:width="15.863cm" svg:height="8.188cm" draw:z-index="11"><draw:image xlink:href="Pictures/10000201000003220000019E8C56AE1CAF345D7F.png" xlink:type="simple" xlink:show="embed" xlink:actuate="onLoad"/></draw:frame></text:p><text:p text:style-name="Caption">Obrázek <text:sequence text:ref-name="refFigure7" text:name="Figure" text:formula="ooow:Figure+1" style:num-format="1">8</text:sequence>: Dialogové okno Správce šablon</text:p></draw:text-box></draw:frame></text:p>
      <text:list xml:id="list101503223448461" text:continue-numbering="true" text:style-name="Numbering_20_1">
        <text:list-item>
          <text:p text:style-name="P64"><text:soft-page-break/>Vybereme složku Moje šablony.</text:p>
        </text:list-item>
        <text:list-item>
          <text:p text:style-name="P64">Klepneme <text:span text:style-name="LOMenuPath">Uložit</text:span>.</text:p>
        </text:list-item>
        <text:list-item>
          <text:p text:style-name="P64">V dialogovém okně, které se otevře, zadáme název nové šablony a klepneme na <text:span text:style-name="LOMenuPath">OK</text:span>.</text:p>
        </text:list-item>
        <text:list-item>
          <text:p text:style-name="Numbering_20_1">Zavřeme okno Správce šablon.</text:p>
        </text:list-item>
      </text:list>
      <text:list xml:id="list101503318958406" text:continue-list="list101503447177220" text:style-name="Heading_20_Note">
        <text:list-item>
          <text:p text:style-name="P56">Poznámka</text:p>
        </text:list-item>
      </text:list>
      <text:p text:style-name="P28">Ačkoli Správce šablon zobrazuje při ukládání nové šablony jakéhokoliv typu pouze kartu Dokumenty, šablona se objeví, po návratu do tohoto dialogového okna, ve správné kartě (dokumenty, tabulky, prezentace, kresby).</text:p>
      <text:h text:style-name="Heading_20_2" text:outline-level="2"><text:bookmark-start text:name="__RefHeading__165551_780470623"/><text:alphabetical-index-mark text:string-value="vytvoření pomocí průvodce" text:key1="šablona"/>Vytváření šablony pomocí průvodce<text:bookmark-end text:name="__RefHeading__165551_780470623"/></text:h>
      <text:p text:style-name="Text_20_body">Pro vytvoření šablony dopisů, faxů, porad, prezentací a webových stránek je možné použít průvodce.</text:p>
      <text:p text:style-name="Text_20_body">Například Průvodce faxem nás provede následujícími volbami:</text:p>
      <text:list xml:id="list39211247" text:style-name="List_20_1">
        <text:list-item text:start-value="1">
          <text:p text:style-name="List_20_1">Typ faxu (firemní nebo osobní)</text:p>
        </text:list-item>
        <text:list-item>
          <text:p text:style-name="List_20_1">Položky dokumentu jako datum, předmět (firemní fax), oslovení a zdvořilostní zakončení</text:p>
        </text:list-item>
        <text:list-item>
          <text:p text:style-name="List_20_1">Informace o odesílateli a příjemci (firemní fax)</text:p>
        </text:list-item>
        <text:list-item>
          <text:p text:style-name="List_20_1">Text, který se má zahrnout do zápatí (firemní fax)</text:p>
        </text:list-item>
      </text:list>
      <text:p text:style-name="Text_20_body">Chceme-li vytvořit šablonu pomocí průvodce:</text:p>
      <text:list xml:id="list101504685538105" text:continue-list="list101503831130597" text:style-name="Numbering_20_1">
        <text:list-item text:start-value="1">
          <text:p text:style-name="P61">V hlavní nabídce zvolíme <text:span text:style-name="LOMenuPath">Soubor &gt; Průvodci &gt; [požadovaný typ šablony]</text:span> (viz obrázek <text:sequence-ref text:reference-format="value" text:ref-name="refFigure8">9</text:sequence-ref>).</text:p>
        </text:list-item>
        <text:list-item>
          <text:p text:style-name="P61">Postupujeme podle pokynů na stránkách průvodce. Postup je mírně odlišný pro každý typ šablony, ale struktura průvodce je vždy velmi podobná.</text:p>
        </text:list-item>
        <text:list-item>
          <text:p text:style-name="P61">V poslední části průvodce můžeme určit název šablony, který se bude zobrazovat ve správci šablon, a také název a umístění pro uložení šablony. Tyto názvy se mohou lišit, to ale může později vést k nedorozumění. Výchozím umístěním je adresář šablon uživatele, můžeme však zvolit i jiné umístění.</text:p>
        </text:list-item>
        <text:list-item>
          <text:p text:style-name="P61">Pro nastavení názvu souboru nebo změnu adresáře, zvolíme tlačítko<text:span text:style-name="LOStrongEmphasis"> </text:span><text:span text:style-name="LOMenuPath">Cesta</text:span> (tři tečky, vpravo od pole umístění). Otevře se dialogové okno <text:span text:style-name="LOMenuPath">Uložit jako</text:span>. Provedeme úpravy, a kliknutím na <text:span text:style-name="LOMenuPath">Uložit</text:span> dialogové okno zavřeme.</text:p>
        </text:list-item>
      </text:list>
      <text:p text:style-name="Figure"><text:span text:style-name="LOStrongEmphasis"><text:span text:style-name="T6"><draw:frame draw:style-name="fr1" draw:name="Frame6" text:anchor-type="as-char" svg:width="10.299cm" draw:z-index="29"><draw:text-box fo:min-height="6.96cm"><text:p text:style-name="Caption"><draw:frame draw:style-name="fr11" draw:name="Image4" text:anchor-type="as-char" svg:width="9.784cm" style:rel-width="95%" svg:height="6.35cm" style:rel-height="scale" draw:z-index="30"><draw:image xlink:href="Pictures/10000201000001CE00000139B825DCBE8EE9BFFF.png" xlink:type="simple" xlink:show="embed" xlink:actuate="onLoad"/></draw:frame></text:p><text:p text:style-name="Caption">Obrázek <text:sequence text:ref-name="refFigure8" text:name="Figure" text:formula="ooow:Figure+1" style:num-format="1">9</text:sequence>: Vytváření šablony pomocí průvodce</text:p></draw:text-box></draw:frame></text:span></text:span></text:p>
      <text:list xml:id="list101503851356794" text:continue-numbering="true" text:style-name="Numbering_20_1">
        <text:list-item>
          <text:p text:style-name="Numbering_20_1"><text:soft-page-break/>Nakonec zvolíme, zda okamžitě vytvořit ze šablony nový dokument, nebo ručně upravit, a klepneme na <text:span text:style-name="LOMenuPath">Dokončit</text:span>. Šablonu vytvořenou pomocí průvodce můžeme využívat pro vytváření dokumentů stejně jako jakoukoliv jinou šablonu.</text:p>
        </text:list-item>
      </text:list>
      <text:p text:style-name="Text_20_body">Aby se nové šablony objevily ve výpisech, bude možná nutné otevřít správce šablon a klepnout na <text:span text:style-name="LOMenuPath">Obnovit</text:span> v nabídce <text:span text:style-name="LOMenuPath">Akce</text:span>.</text:p>
      <text:h text:style-name="Heading_20_1" text:outline-level="1"><text:bookmark-start text:name="__RefHeading__165553_780470623"/><text:alphabetical-index-mark text:string-value="úprava" text:key1="šablona"/>Úprava šablony<text:bookmark-end text:name="__RefHeading__165553_780470623"/></text:h>
      <text:p text:style-name="Text_20_body">Styly a obsah šablon je možné upravit a poté, je-li to potřeba, lze znovu použít styly šablony na dokument, který byl z této šablony vytvořen. Nelze znovu použít obsah.</text:p>
      <text:p text:style-name="Text_20_body">Chceme-li šablonu upravit:</text:p>
      <text:list xml:id="list101503835091111" text:continue-list="list101503223448461" text:style-name="Numbering_20_1">
        <text:list-item text:start-value="1">
          <text:p text:style-name="Numbering_20_1">V hlavní nabídce zvolíme <text:span text:style-name="LOMenuPath">Soubor &gt; Šablony &gt; Spravovat</text:span> nebo stiskneme <text:span text:style-name="LOKeystroke">Ctrl+Shift+N</text:span>. Otevře se dialogové okno Správce šablon. Také můžeme Správce šablon otevřít z úvodní obrazovky tím, že vybereme v rozbalovacím seznamu položku <text:span text:style-name="LOMenuPath">Upravit šablony</text:span> z tlačítka <text:span text:style-name="LOMenuPath">Šablona</text:span>.</text:p>
        </text:list-item>
        <text:list-item>
          <text:p text:style-name="Numbering_20_1">Přejdeme na šablonu, kterou chceme upravit. Pokud na ni jednou klepneme, aktivují se ovládací prvky pro soubor (obrázek <text:sequence-ref text:reference-format="value" text:ref-name="refFigure6">7</text:sequence-ref>). Klepneme na <text:span text:style-name="LOMenuPath">Upravit</text:span>. Šablona se otevře v LibreOffice.</text:p>
        </text:list-item>
        <text:list-item>
          <text:p text:style-name="Numbering_20_1">Upravíme šablonu, jako by se jednalo o jakýkoliv jiný dokument. Změny uložíme volbou z hlavní nabídky <text:span text:style-name="LOMenuPath">Soubor &gt; Uložit </text:span>.</text:p>
        </text:list-item>
      </text:list>
      <text:h text:style-name="Heading_20_2" text:outline-level="2"><text:bookmark-start text:name="__RefHeading__39375263"/>Aktualizace dokumentu ze změněné šablony<text:bookmark-end text:name="__RefHeading__39375263"/></text:h>
      <text:p text:style-name="Text_20_body">Pokud příště otevřeme dokument, který byl vytvořen ze změněné šablony, zobrazí se zpráva s potvrzením.</text:p>
      <text:p text:style-name="P34">Chceme-li dokument aktualizovat:</text:p>
      <text:list xml:id="list101504470686588" text:continue-list="list101503851356794" text:style-name="Numbering_20_1">
        <text:list-item text:start-value="1">
          <text:p text:style-name="Numbering_20_1">Klepnutím na <text:span text:style-name="LOMenuPath">Aktualizovat styly</text:span> použijeme styly ze změněné šablony na dokument.</text:p>
        </text:list-item>
        <text:list-item>
          <text:p text:style-name="Numbering_20_1">Pokud nechceme v dokumentu změněné styly použít, zvolíme <text:span text:style-name="LOMenuPath">Ponechat původní styly</text:span> (je však třeba vzít v úvahu níže uvedené upozornění).</text:p>
        </text:list-item>
      </text:list>
      <text:list xml:id="list101503761566204" text:continue-list="list101503873521818" text:style-name="Heading_20_Caution">
        <text:list-item>
          <text:p text:style-name="Heading_20_Caution">Upozornění</text:p>
        </text:list-item>
      </text:list>
      <text:p text:style-name="P30">Pokud zvolíme <text:span text:style-name="LOMenuPath">Ponechat původní styly</text:span>, dokument už nebude se šablonou propojen, přestože se název šablony bude nadále zobrazovat v <text:span text:style-name="LOMenuPath">Soubor &gt; Vlastnosti &gt; Obecné. </text:span>Ze šablony bude stále možné styly importovat ručně, ale budeme-li chtít dokument se šablonou znovu propojit, bude nutné jej zkopírovat do prázdného dokumentu založeného na požadované šabloně.</text:p>
      <text:h text:style-name="Heading_20_1" text:outline-level="1"><text:bookmark-start text:name="__RefHeading__40102586"/>Přidávání šablon získaných z jiných zdrojů<text:bookmark-end text:name="__RefHeading__40102586"/></text:h>
      <text:p text:style-name="Text_20_body">V LibreOffice jsou zdroje šablon označovány jako úložiště. Úložiště může být místní (adresář na počítači, do kterého jsme stáhli šablony) nebo vzdálené (adresa URL, ze které můžeme šablony stáhnout).</text:p>
      <text:p text:style-name="P18">Na oficiální úložiště šablon můžeme přejít pomocí tlačítka <text:span text:style-name="LOMenuPath">Získejte další šablony pro LibreOffice</text:span>, které se nachází na pravé straně dialogového okna Správce šablon, jak ukazuje obrázek <text:sequence-ref text:reference-format="value" text:ref-name="refFigure9">10</text:sequence-ref>, nebo tím, že do prohlížeče zadáme adresu  <text:a xlink:type="simple" xlink:href="http://templates.libreoffice.org/template-center" text:style-name="Internet_20_link" text:visited-style-name="Visited_20_Internet_20_Link">http://templates.libreoffice.org/template-center</text:a>.</text:p>
      <text:p text:style-name="P17">Jestliže jsme povolili experimentální vlastnosti v <text:span text:style-name="LOMenuPath">Nástroje &gt; Možnosti &gt; LibreOffice &gt; Pokročilé</text:span>, ve Správci šablon se zobrazí tlačítko <text:span text:style-name="LOMenuPath">Úložiště</text:span>, pomocí něhož můžeme přidat další úložiště šablon.. Jedná se o experimentální vlastnost, proto nemusí fungovat spolehlivě.</text:p>
      <text:p text:style-name="P17">Na jiných webových stránkách lze najít sady šablon, které byly zabaleny do souborů rozšíření (OXT). Takové šablony se instalují odlišně, jak je uvedeno dále.</text:p>
      <text:p text:style-name="Figure"><text:soft-page-break/><draw:frame draw:style-name="fr1" draw:name="Frame10" text:anchor-type="as-char" svg:width="17cm" draw:z-index="8"><draw:text-box fo:min-height="3.15cm"><text:p text:style-name="Caption"><draw:frame draw:style-name="fr11" draw:name="Image7" text:anchor-type="as-char" svg:width="17cm" style:rel-width="100%" svg:height="2.658cm" style:rel-height="scale" draw:z-index="16"><draw:image xlink:href="Pictures/10000000000003D90000009A714007BC1F0EE19A.png" xlink:type="simple" xlink:show="embed" xlink:actuate="onLoad"/></draw:frame></text:p><text:p text:style-name="Caption">Obrázek <text:sequence text:ref-name="refFigure9" text:name="Figure" text:formula="ooow:Figure+1" style:num-format="1">10</text:sequence>: Získání více šablon pro LibreOffice</text:p></draw:text-box></draw:frame></text:p>
      <text:h text:style-name="Heading_20_2" text:outline-level="2"><text:bookmark-start text:name="__RefHeading__77599_886442828"/>Instalace jednotlivých šablon<text:bookmark-end text:name="__RefHeading__77599_886442828"/></text:h>
      <text:p text:style-name="Text_20_body">Chceme-li nainstalovat jednotlivé šablony:</text:p>
      <text:list xml:id="list101502892491409" text:continue-list="list101504470686588" text:style-name="Numbering_20_1">
        <text:list-item text:start-value="1">
          <text:p text:style-name="Numbering_20_1">Šablonu stáhneme a uložíme ji někam na počítač.</text:p>
        </text:list-item>
        <text:list-item>
          <text:p text:style-name="Numbering_20_1">Importujeme ji do složky se šablonami podle instrukcí v části „<text:bookmark-ref text:reference-format="text" text:ref-name="__RefHeading__165573_780470623"> Importování šablony </text:bookmark-ref>“ na straně <text:bookmark-ref text:reference-format="page" text:ref-name="__RefHeading__165573_780470623">20</text:bookmark-ref>.</text:p>
        </text:list-item>
      </text:list>
      <text:list xml:id="list101503805191293" text:continue-list="list101502683013671" text:style-name="Heading_20_Tip">
        <text:list-item>
          <text:p text:style-name="Heading_20_Tip">Tip</text:p>
        </text:list-item>
      </text:list>
      <text:p text:style-name="P27">Nové šablony můžeme kopírovat do složek šablon také ručně. Umístění závisí na operačním systému počítače. Abychom ho zjistili, zvolíme <text:span text:style-name="LOMenuPath">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39202193" text:style-name="Numbering_20_1">
        <text:list-item text:start-value="1">
          <text:p text:style-name="P67">Stáhneme balík s rozšířením (soubor OXT) a uložíme ho někam na počítač.</text:p>
        </text:list-item>
        <text:list-item>
          <text:p text:style-name="P60">V LibreOffice vybereme v hlavní nabídce <text:span text:style-name="LOMenuPath">Nástroje &gt; Správce rozšíření</text:span>. V dialogovém okně Správce rozšíření klepneme na <text:span text:style-name="LOMenuPath">Přidat</text:span>, čímž otevřeme okno pro výběr souborů.</text:p>
        </text:list-item>
        <text:list-item>
          <text:p text:style-name="P60">Najdeme a vybereme balík se šablonami, který chceme nainstalovat, a klepneme na <text:span text:style-name="LOMenuPath">Otevřít</text:span>. Balík se začne instalovat. Může se zobrazit výzva k souhlasu s licenčním ujednáním.</text:p>
        </text:list-item>
        <text:list-item>
          <text:p text:style-name="P60">Až bude instalace balíku dokončena, restartujeme LibreOffice. Šablony jsou dostupné pomocí <text:span text:style-name="LOMenuPath">Soubor &gt; Šablony &gt; Spravovat</text:span> a <text:span text:style-name="LOMenuPath">Soubor &gt; Nový &gt; Šablony</text:span>, rozšíření je uvedeno v seznamu ve správci rozšíření.</text:p>
        </text:list-item>
      </text:list>
      <text:p text:style-name="Text_20_body">Více informací o správci rozšíření se nachází v <text:span text:style-name="LOEmphasis">kapitole 14, Přizpůsobení LibreOffice</text:span>.</text:p>
      <text:h text:style-name="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Text_20_body">Pokud zvolíme z hlavní nabídky <text:span text:style-name="LOMenuPath">Soubor &gt; Nový &gt; Textový dokument</text:span> (nebo <text:span text:style-name="LOMenuPath">Sešit</text:span>, <text:span text:style-name="LOMenuPath">Prezentace</text:span> či <text:span text:style-name="LOMenuPath">Kresba</text:span>), LibreOffice vytvoří dokument ze šablony, která je pro daný typ dokumentu nastavena jako výchozí. Toto nastavení je však možné kdykoliv změnit.</text:p>
      <text:list xml:id="list101503745233627" text:continue-list="list101503318958406" text:style-name="Heading_20_Note">
        <text:list-item>
          <text:p text:style-name="Heading_20_Note">Poznámka pro uživatele programu Microsoft Word</text:p>
        </text:list-item>
      </text:list>
      <text:p text:style-name="P33">Program Microsoft Word používá jako výchozí šablonu soubor <text:span text:style-name="LOComputerCode">normal.dot</text:span> nebo <text:span text:style-name="LOComputerCode">normal.dotx</text:span>, který je možné obnovit.</text:p>
      <text:p text:style-name="P27">LibreOffice nemá podobný soubor s výchozí šablonou; „tovární nastavení“ je zabudováno přímo do programu.</text:p>
      <text:h text:style-name="Heading_20_2" text:outline-level="2"><text:bookmark-start text:name="__RefHeading__165557_780470623"/><text:soft-page-break/>Nastavení vlastní šablony jako výchozí<text:bookmark-end text:name="__RefHeading__165557_780470623"/></text:h>
      <text:p text:style-name="P8">Většina výchozího nastavení, jako je velikost stránky a její okraje, lze změnit v <text:span text:style-name="LOMenuPath">Nástroje&gt; Možnosti</text:span>, ale tyto změny se použijí pouze pro dokument, na kterém se pracuje. Chceme-li změnit výchozí nastavení pro daný typ dokumentu, je třeba nahradit výchozí šablonu novou.</text:p>
      <text:p text:style-name="Text_20_body">Jakoukoliv šablonu zobrazenou v dialogovém okně Správce šablon, lze nastavit jako výchozí pro daný typ dokumentu:</text:p>
      <text:list xml:id="list39220599" text:style-name="Numbering_20_1">
        <text:list-item text:start-value="1">
          <text:p text:style-name="P60">V hlavní nabídce zvolíme <text:span text:style-name="LOMenuPath">Soubor &gt; Šablony &gt; Spravovat</text:span>.</text:p>
        </text:list-item>
        <text:list-item>
          <text:p text:style-name="P60">V dialogovém okně Správce šablon otevřeme složku, v níž se nachází šablona, kterou chceme nastavit jako výchozí. Poté tuto šablonu vybereme.</text:p>
        </text:list-item>
        <text:list-item>
          <text:p text:style-name="P62">Klepneme na tlačítko <text:span text:style-name="LOMenuPath">Nastavit jako výchozí</text:span>, které se nachází nad seznamem šablon (obrázek <text:sequence-ref text:reference-format="value" text:ref-name="refFigure6">7</text:sequence-ref>).</text:p>
        </text:list-item>
      </text:list>
      <text:p text:style-name="Text_20_body">Až budeme příště vytvářet dokument daného typu volbou <text:span text:style-name="LOMenuPath">Soubor &gt; Nový</text:span>, dokument se vytvoří z této šablony.</text:p>
      <text:h text:style-name="Heading_20_2" text:outline-level="2"><text:bookmark-start text:name="__RefHeading__165559_780470623"/>Obnovení výchozí šablony<text:bookmark-end text:name="__RefHeading__165559_780470623"/></text:h>
      <text:p text:style-name="Text_20_body">Chceme-li obnovit původní výchozí šablonu balíku LibreOffice pro určitý typ dokumentu jako výchozí:</text:p>
      <text:list xml:id="list39198850" text:style-name="Numbering_20_1">
        <text:list-item text:start-value="1">
          <text:p text:style-name="Numbering_20_1">V dialogovém okně Správce šablon klepneme napravo na ikonu <text:span text:style-name="LOMenuPath">Nabídka akcí</text:span>.</text:p>
        </text:list-item>
        <text:list-item>
          <text:p text:style-name="Numbering_20_1">V rozbalovací nabídce vybereme <text:span text:style-name="LOMenuPath">Obnovit výchozí šablonu</text:span> a klepneme na <text:span text:style-name="LOMenuPath">Textový dokument</text:span> (nebo jiný typ šablony).</text:p>
        </text:list-item>
      </text:list>
      <text:p text:style-name="Text_20_body">Tyto volby se nezobrazí, pokud je jako výchozí nastavena vlastní šablona, jak bylo popsáno v předchozí části.</text:p>
      <text:p text:style-name="Text_20_body">Až budeme příště vytvářet dokument volbou <text:span text:style-name="LOMenuPath">Soubor &gt; Nový</text:span>, vytvoří se z původní výchozí šablony pro daný typ dokumentu.</text:p>
      <text:p text:style-name="Figure"><draw:frame draw:style-name="fr1" draw:name="Frame7" text:anchor-type="as-char" svg:width="17cm" draw:z-index="6"><draw:text-box fo:min-height="4.064cm"><text:p text:style-name="Caption"><draw:frame draw:style-name="fr12" draw:name="Image8" text:anchor-type="as-char" svg:width="17cm" svg:height="3.48cm" draw:z-index="24"><draw:image xlink:href="Pictures/100000000000043400000112823FF9905EAD197D.png" xlink:type="simple" xlink:show="embed" xlink:actuate="onLoad"/></draw:frame></text:p><text:p text:style-name="Caption">Obrázek <text:sequence text:ref-name="refFigure10" text:name="Figure" text:formula="ooow:Figure+1" style:num-format="1">11</text:sequence>: Obnovení výchozí šablony pro textové dokumenty</text:p></draw:text-box></draw:frame></text:p>
      <text:h text:style-name="Heading_20_1" text:outline-level="1"><text:bookmark-start text:name="__RefHeading__165561_780470623"/>Propojení dokumentu s jinou šablonou<text:bookmark-end text:name="__RefHeading__165561_780470623"/></text:h>
      <text:p text:style-name="P8">V době psaní této kapitoly, neexistuje v LibreOffice žádný způsob jak změnit šablonu u právě používaného dokumentu; rozšíření Template Changer nebylo pro tuto verzi LibreOffice aktualizováno. Můžeme však zkopírovat obsah dokumentu do prázdného který používá jinou šablonu.</text:p>
      <text:p text:style-name="Text_20_body">Nejlepšího výsledku dosáhneme tehdy, pokud se názvy stylů ve stávajícím dokumentu a v nové šabloně shodují. Není-li tomu tak, pomocí <text:span text:style-name="LOMenuPath">Úpravy &gt; Najít a</text:span> <text:span text:style-name="LOMenuPath">Nahradit</text:span> nahradíme staré styly novými. Více informací o nahrazování stylů pomocí funkce Najít a nahradit se nachází v <text:span text:style-name="LOEmphasis">kapitole 4 Začínáme s programem Writer</text:span>.</text:p>
      <text:p text:style-name="Text_20_body">Chceme-li dokument propojit s jinou šablonou:</text:p>
      <text:list xml:id="list101504372067599" text:continue-list="list101503835091111" text:style-name="Numbering_20_1">
        <text:list-item text:start-value="1">
          <text:p text:style-name="Numbering_20_1">Volbou <text:span text:style-name="LOMenuPath">Soubor &gt; Šablony &gt; Spravovat </text:span>otevřeme dialogové okno Správce šablon a vybereme šablonu, kterou chceme použít. Otevře se nový dokument, jenž obsahuje text a obrázky, které byly součástí šablony.</text:p>
        </text:list-item>
        <text:list-item>
          <text:p text:style-name="Numbering_20_1">Nežádoucí text a obrázky z tohoto dokumentu smažeme.</text:p>
        </text:list-item>
        <text:list-item>
          <text:p text:style-name="Numbering_20_1"><text:soft-page-break/>Otevřeme dokument, který chceme změnit. Vybereme <text:span text:style-name="LOMenuPath">Úpravy &gt; Vybrat vše</text:span> nebo stiskneme <text:span text:style-name="LOKeystroke">Ctrl+A</text:span>.</text:p>
        </text:list-item>
        <text:list-item>
          <text:p text:style-name="Numbering_20_1">Vybereme <text:span text:style-name="LOMenuPath">Úpravy &gt; Kopírovat</text:span> nebo stiskneme  <text:span text:style-name="LOKeystroke">Ctrl+C</text:span>, čímž zkopírujeme obsah dokumentu do schránky.</text:p>
        </text:list-item>
        <text:list-item>
          <text:p text:style-name="Numbering_20_1">Klepneme do prázdného dokumentu vytvořeného v bodě 1. Zvolíme <text:span text:style-name="LOMenuPath">Úpravy &gt; Vložit</text:span> nebo stiskneme <text:span text:style-name="LOKeystroke">Ctrl+V</text:span>, čímž vložíme obsah starého dokumentu do nového.</text:p>
        </text:list-item>
        <text:list-item>
          <text:p text:style-name="Numbering_20_1">Pokud se v dokumentu nachází obsah, aktualizujeme ho. Starý soubor zavřeme bez uložení. Pomocí <text:span text:style-name="LOMenuPath">Soubor &gt; Uložit jako</text:span> nový soubor uložíme pod stejným názvem, jaký měl starý soubor, ze kterého jsme obsah převzali. Při dotazu potvrdíme, že si přejeme starý soubor přepsat. Případně můžeme uložit nový soubor pod novým názvem, a zachovat tak starý soubor pod původním názvem.</text:p>
        </text:list-item>
      </text:list>
      <text:list xml:id="list101503370142003" text:continue-list="list101503761566204" text:style-name="Heading_20_Caution">
        <text:list-item>
          <text:p text:style-name="P59">Upozornění</text:p>
        </text:list-item>
      </text:list>
      <text:p text:style-name="P29">Jakékoliv změny zaznamenané (sledované) v dokumentu, během tohoto procesu zmizí. Výsledný dokument bude obsahovat pouze změněný text.</text:p>
      <text:h text:style-name="Heading_20_1" text:outline-level="1"><text:bookmark-start text:name="__RefHeading__165563_780470623"/><text:reference-mark-start text:name="Organizing templates"/>Správa šablon<text:bookmark-end text:name="__RefHeading__165563_780470623"/><text:reference-mark-end text:name="Organizing templates"/></text:h>
      <text:p text:style-name="Text_20_body">V LibreOffice je možné používat pouze šablony, které se nachází ve složkách pro šablony. Můžeme ale vytvářet nové složky a pomocí nich šablony uspořádat. Například můžeme mít složku pro šablony zprávy a jinou složku pro šablony dopisů. Šablony je možné také importovat a exportovat.</text:p>
      <text:p text:style-name="Text_20_body">Začneme tím, že zvolíme <text:span text:style-name="LOMenuPath">Soubor &gt; Nový &gt; Šablony</text:span>, čímž otevřeme dialogové okno Správce šablon.</text:p>
      <text:h text:style-name="Heading_20_2" text:outline-level="2"><text:bookmark-start text:name="__RefHeading__27761_1681342437"/>Vytvoření <text:alphabetical-index-mark text:string-value="složky" text:key1="šablona"/>složky pro šablony<text:bookmark-end text:name="__RefHeading__27761_1681342437"/></text:h>
      <text:p text:style-name="P34">Chceme-li vytvořit složku pro šablony:</text:p>
      <text:list xml:id="list39225819" text:style-name="Numbering_20_1">
        <text:list-item>
          <text:p text:style-name="P63">V dialogovém okně Správce šablon přejdeme do části Všechny šablony.</text:p>
        </text:list-item>
        <text:list-item>
          <text:p text:style-name="P63">Klepneme na tlačítko <text:span text:style-name="LOMenuPath">Nová složka</text:span> (obrázek <text:sequence-ref text:reference-format="value" text:ref-name="refFigure11">12</text:sequence-ref>).</text:p>
        </text:list-item>
        <text:list-item>
          <text:p text:style-name="Numbering_20_1">V dialogovém okně, které se otevře, zadáme název nové složky a klepneme na <text:span text:style-name="LOMenuPath">OK</text:span>.</text:p>
        </text:list-item>
      </text:list>
      <text:p text:style-name="Figure"><draw:frame draw:style-name="fr1" draw:name="Frame9" text:anchor-type="as-char" svg:width="16.028cm" draw:z-index="19"><draw:text-box fo:min-height="2.741cm"><text:p text:style-name="Caption"><draw:frame draw:style-name="fr11" draw:name="Image5" text:anchor-type="as-char" svg:width="17cm" style:rel-width="100%" svg:height="2.295cm" style:rel-height="scale" draw:z-index="23"><draw:image xlink:href="Pictures/10000201000002FB0000006771B3E35A68E108DE.png" xlink:type="simple" xlink:show="embed" xlink:actuate="onLoad"/></draw:frame></text:p><text:p text:style-name="Caption">Obrázek <text:sequence text:ref-name="refFigure11" text:name="Figure" text:formula="ooow:Figure+1" style:num-format="1">12</text:sequence>: Vytváření nové složky</text:p></draw:text-box></draw:frame></text:p>
      <text:list xml:id="list101503695872537" text:continue-list="list101503745233627" text:style-name="Heading_20_Note">
        <text:list-item>
          <text:p text:style-name="Heading_20_Note">Poznámka</text:p>
        </text:list-item>
      </text:list>
      <text:p text:style-name="Text_20_Note">Uvnitř složky šablon nelze vytvořit novou složku.</text:p>
      <text:h text:style-name="Heading_20_2" text:outline-level="2"><text:bookmark-start text:name="__RefHeading__27763_1681342437"/>Smazání složky pro šablony<text:bookmark-end text:name="__RefHeading__27763_1681342437"/></text:h>
      <text:p text:style-name="Text_20_body">Složky pro šablony dodávané s balíkem LibreOffice smazat nelze. Nelze ani smazat složky přidané správcem rozšíření, pokud nejprve nesmažeme rozšíření, které je vytvořilo.</text:p>
      <text:p text:style-name="Text_20_body">Složku, kterou jsme vytvořili, je však možné smazat tím, že ji vybereme a klepneme na tlačítko <text:span text:style-name="LOMenuPath">Smazat</text:span>. Až se zobrazí zpráva vyžadující potvrzení smazání, klepneme na <text:span text:style-name="LOMenuPath">Ano</text:span>.</text:p>
      <text:h text:style-name="Heading_20_2" text:outline-level="2"><text:bookmark-start text:name="__RefHeading__27765_1681342437"/><text:soft-page-break/><text:reference-mark-start text:name="Moving templates"/>Přesun šablony<text:bookmark-end text:name="__RefHeading__27765_1681342437"/><text:reference-mark-end text:name="Moving templates"/></text:h>
      <text:p text:style-name="P18">Chceme-li šablonu přesunout z jedné složky do jiné, vybereme ji v dialogovém okně Správce šablon, a klepneme na tlačítko <text:span text:style-name="LOMenuPath">Přesunout do složky</text:span> které se nachází nad seznamem šablon (obrázek <text:sequence-ref text:reference-format="value" text:ref-name="refFigure12">13</text:sequence-ref>).</text:p>
      <text:p text:style-name="Figure"><text:span text:style-name="LOStrongEmphasis"><text:span text:style-name="T6"><draw:frame draw:style-name="fr1" draw:name="Frame12" text:anchor-type="as-char" svg:width="15.529cm" draw:z-index="27"><draw:text-box fo:min-height="6.766cm"><text:p text:style-name="Caption"><draw:frame draw:style-name="fr13" draw:name="Image2" text:anchor-type="as-char" svg:width="15.529cm" style:rel-width="100%" svg:height="6.773cm" style:rel-height="scale" draw:z-index="28"><draw:image xlink:href="Pictures/10000201000002F900000158F32BA795A882086B.png" xlink:type="simple" xlink:show="embed" xlink:actuate="onLoad"/></draw:frame></text:p><text:p text:style-name="Caption">Obrázek <text:sequence text:ref-name="refFigure12" text:name="Figure" text:formula="ooow:Figure+1" style:num-format="1">13</text:sequence>: Ikony pro správu souboru se šablonou</text:p></draw:text-box></draw:frame></text:span></text:span></text:p>
      <text:h text:style-name="Heading_20_2" text:outline-level="2"><text:bookmark-start text:name="__RefHeading__165571_780470623"/><text:alphabetical-index-mark text:string-value="mazání" text:key1="šablona"/>Smazání šablony<text:bookmark-end text:name="__RefHeading__165571_780470623"/></text:h>
      <text:p text:style-name="Text_20_body">Šablony dodávané s balíkem LibreOffice smazat nelze. Nelze smazat ani šablony vytvořené při instalaci rozšíření, pokud nejprve nesmažeme rozšíření, které je nainstalovalo.</text:p>
      <text:p text:style-name="Text_20_body">Můžeme však smazat šablony, které jsme vytvořili nebo importovali:</text:p>
      <text:list xml:id="list39215002" text:style-name="Numbering_20_1">
        <text:list-item text:start-value="1">
          <text:p text:style-name="Numbering_20_1">V dialogovém okně Správce šablon poklepeme na složku, která obsahuje šablonu, kterou chceme smazat.</text:p>
        </text:list-item>
        <text:list-item>
          <text:p text:style-name="Numbering_20_1">Vybereme šablonu, kterou chceme smazat.</text:p>
        </text:list-item>
        <text:list-item>
          <text:p text:style-name="Numbering_20_1">Klepneme na tlačítko <text:span text:style-name="LOMenuPath">Smazat</text:span>, které se nachází nad seznamem šablon. Zobrazí se okno se žádostí o potvrzení smazání. Klepneme na <text:span text:style-name="LOMenuPath">Ano</text:span>.</text:p>
        </text:list-item>
      </text:list>
      <text:h text:style-name="Heading_20_2" text:outline-level="2"><text:bookmark-start text:name="__RefHeading__165573_780470623"/><text:reference-mark-start text:name="Importing templates"/>Importování šablony<text:bookmark-end text:name="__RefHeading__165573_780470623"/><text:reference-mark-end text:name="Importing templates"/></text:h>
      <text:p text:style-name="Text_20_body">Aby bylo možné šablonu v LibreOffice použít, musí se nacházet v některé ze složek uvedených v cestě k šablonám v <text:span text:style-name="LOMenuPath">Nástroje &gt; Možnosti &gt; LibreOffice &gt; Cesty</text:span>:</text:p>
      <text:list xml:id="list40514742" text:style-name="Numbering_20_1">
        <text:list-item>
          <text:p text:style-name="Numbering_20_1">V dialogovém okně Správce šablon vybereme složku, do které chceme šablonu importovat.</text:p>
        </text:list-item>
        <text:list-item>
          <text:p text:style-name="Numbering_20_1">Klepneme na tlačítko <text:span text:style-name="LOMenuPath">Importovat</text:span>, které se nachází nad seznamem složek pro šablony. Otevře se standardní dialogové okno pro výběr souboru.</text:p>
        </text:list-item>
        <text:list-item>
          <text:p text:style-name="Numbering_20_1">Najdeme a vybereme šablonu, kterou chceme importovat, a klepneme na <text:span text:style-name="LOMenuPath">Otevřít</text:span>. Okno pro výběr souboru se zavře a zvolená šablona se zobrazí ve vybrané složce.</text:p>
        </text:list-item>
      </text:list>
      <text:h text:style-name="Heading_20_2" text:outline-level="2"><text:bookmark-start text:name="__RefHeading__165575_780470623"/><text:alphabetical-index-mark text:string-value="exportování" text:key1="šablona"/>Exportování šablony<text:bookmark-end text:name="__RefHeading__165575_780470623"/></text:h>
      <text:p text:style-name="Text_20_body">Chceme-li exportovat šablonu ze složky pro šablony na jiné umístění:</text:p>
      <text:list xml:id="list39210910" text:style-name="Numbering_20_1">
        <text:list-item text:start-value="1">
          <text:p text:style-name="Numbering_20_1">V dialogovém okně Správce šablon poklepeme na složku obsahující šablonu, kterou chceme exportovat.</text:p>
        </text:list-item>
        <text:list-item>
          <text:p text:style-name="Numbering_20_1">Vybereme šablonu, kterou chceme exportovat.</text:p>
        </text:list-item>
        <text:list-item>
          <text:p text:style-name="Numbering_20_1">Klepneme na tlačítko <text:span text:style-name="LOMenuPath">Exportovat</text:span>, které se nachází nad seznamem složek pro šablony. Otevře se dialogové okno Uložit jako.</text:p>
        </text:list-item>
        <text:list-item>
          <text:p text:style-name="Numbering_20_1">Najdeme složku, do které chceme šablonu exportovat, a vybereme <text:span text:style-name="LOMenuPath">Uložit</text:span>.</text:p>
        </text:list-item>
      </text:list>
      <text:h text:style-name="Heading_20_1" text:outline-level="1"><text:bookmark-start text:name="__RefHeading__165577_780470623"/><text:soft-page-break/><text:reference-mark-start text:name="Examples of style use"/>Příklady použití stylů<text:bookmark-end text:name="__RefHeading__165577_780470623"/><text:reference-mark-end text:name="Examples of style use"/></text:h>
      <text:p text:style-name="P34">Následující příklady častého použití stylů stránky a odstavce jsou určeny pro program Writer. Existuje mnoho dalších způsobů, jak styly používat; podrobnosti se nachází v příručkách k jednotlivým programům balíku.</text:p>
      <text:h text:style-name="Heading_20_2"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Text_20_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text:span text:style-name="LOEmphasis">styl stránky</text:span> a pro následující stránky stanovit styl, který se použije automaticky.</text:p>
      <text:p text:style-name="P18">Jako příklad použijeme styly stránky <text:span text:style-name="LOEmphasis">První stránka</text:span> a <text:span text:style-name="LOEmphasis">Výchozí</text:span>, které jsou dodávány spolu s balíkem LibreOffice. Obrázek <text:sequence-ref text:reference-format="value" text:ref-name="refFigure13">14</text:sequence-ref> znázorňuje, co se má stát: za první stránkou následuje výchozí stránka a všechny následující stránky mají mít styl stránky <text:span text:style-name="LOEmphasis">Výchozí</text:span>. Podrobnosti se nachází v kapitole 4 Formatting Pages příručky <text:span text:style-name="LOEmphasis">Writer Guide</text:span>.</text:p>
      <text:p text:style-name="Figure"><draw:frame draw:style-name="fr4" draw:name="Frame286" text:anchor-type="as-char" svg:width="6.473cm" svg:height="4.198cm" style:rel-height="17%" draw:z-index="10"><draw:text-box><text:p text:style-name="Caption"><draw:frame draw:style-name="fr14" draw:name="graphics240" text:anchor-type="as-char" svg:y="-3.025cm" svg:width="6.473cm" svg:height="3.678cm" draw:z-index="13"><draw:image xlink:href="Pictures/1000020100000123000000AEF352B55FABF0B0A9.png" xlink:type="simple" xlink:show="embed" xlink:actuate="onLoad"/></draw:frame></text:p><text:p text:style-name="Caption">Obrázek <text:sequence text:ref-name="refFigure13" text:name="Figure" text:formula="ooow:Figure+1" style:num-format="1">14</text:sequence>: Posloupnost stylů stránky</text:p></draw:text-box></draw:frame></text:p>
      <text:h text:style-name="Heading_20_2" text:outline-level="2"><text:bookmark-start text:name="__RefHeading__165581_780470623"/>Rozdělení dokumentu na kapitoly<text:bookmark-end text:name="__RefHeading__165581_780470623"/></text:h>
      <text:p text:style-name="P18">Podobným způsobem je možné <text:alphabetical-index-mark text:string-value="rozdělení dokumentu na kapitoly"/>rozdělit dokument na kapitoly. Každá kapitola bude zřejmě začínat stylem <text:span text:style-name="LOEmphasis">První stránka</text:span>, následující stránky budou používat styl stránky <text:span text:style-name="LOEmphasis">Výchozí</text:span>, tak jako v předchozím příkladu. Na konci kapitoly vložíme ruční zalomení stránky a určíme, že následující stránka se začátkem další kapitoly bude mít styl <text:span text:style-name="LOEmphasis">První stránka</text:span>, jak je zobrazeno na obrázku <text:sequence-ref text:reference-format="value" text:ref-name="refFigure14">15</text:sequence-ref>.</text:p>
      <text:p text:style-name="Figure"><draw:frame draw:style-name="fr1" draw:name="Frame301" text:anchor-type="as-char" svg:width="13.654cm" draw:z-index="14"><draw:text-box fo:min-height="4.36cm"><text:p text:style-name="Caption"><draw:frame draw:style-name="fr15" draw:name="graphics317" text:anchor-type="as-char" svg:width="13.654cm" svg:height="3.935cm" draw:z-index="17"><draw:image xlink:href="Pictures/10000000000002090000008D90C13ED828BA2E73.png" xlink:type="simple" xlink:show="embed" xlink:actuate="onLoad"/></draw:frame></text:p><text:p text:style-name="Caption">Obrázek <text:sequence text:ref-name="refFigure14" text:name="Figure" text:formula="ooow:Figure+1" style:num-format="1">15</text:sequence>: Rozdělení dokumentu na kapitoly pomocí stylů stránky</text:p></draw:text-box></draw:frame></text:p>
      <text:h text:style-name="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Text_20_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p text:style-name="P14">Chceme-li vložit stránku na šířku uprostřed dokumentu, vložíme zalomení stránky a také vybereme styl stránky s orientací na šířku. Výchozí styl stránky na šířku je orientace na šířku. Možná budeme muset upravit další vlastnosti stránky, například záhlaví, zápatí a číslování stránek<text:soft-page-break/>. Chceme-li se vrátit se styl stránky na výšku, vložíme další zalomení stránky a vybereme styl stránky s orientací na výšku.</text:p>
      <text:h text:style-name="Heading_20_2" text:outline-level="2"><text:bookmark-start text:name="__RefHeading__165585_780470623"/><text:alphabetical-index-mark text:string-value="rozdílné na pravých a levých stránkách" text:key1="záhlaví"/>Zobrazení rozdíleného záhlaví na pravých a levých stránkách<text:bookmark-end text:name="__RefHeading__165585_780470623"/></text:h>
      <text:p text:style-name="Text_20_body">Styly stránky mohou být nastaveny tak, aby protilehlé levé a pravé stránky byly <text:span text:style-name="LOEmphasis">zrcadlené</text:span>,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umístit k levému okraji číslo stránky a na pravé stránky název dokumentu k pravému okraji, případně můžeme provést jiné změny.</text:p>
      <text:h text:style-name="Heading_20_2" text:outline-level="2"><text:bookmark-start text:name="__RefHeading__165587_780470623"/>Nastavení automatického zalomení stránek<text:bookmark-end text:name="__RefHeading__165587_780470623"/></text:h>
      <text:p text:style-name="Text_20_body">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Heading_20_2" text:outline-level="2"><text:bookmark-start text:name="__RefHeading__165589_780470623"/>Automatické vytvoření obsahu<text:bookmark-end text:name="__RefHeading__165589_780470623"/></text:h>
      <text:p text:style-name="Text_20_body">Abychom automaticky vytvořili obsah, nejprve použijeme styly pro nadpisy, které chceme do obsahu zahrnout, poté použijeme <text:span text:style-name="LOMenuPath">Nástroje &gt; Číslování osnovy</text:span>, čímž sdělíme programu Writer, jaké styly mají odpovídat jednotlivým úrovním v obsahu. Jako výchozí se v obsahu použijí styly Nadpis, můžeme však použít libovolnou kombinaci stylů. Více informací se nachází v kapitole 4.</text:p>
      <text:h text:style-name="Heading_20_2" text:outline-level="2"><text:bookmark-start text:name="__RefHeading__165591_780470623"/><text:alphabetical-index-mark text:string-value="definování posloupnosti" text:key1="styly"/><text:alphabetical-index-mark text:string-value="posloupnost stylů, automaticky"/>Definování posloupnosti stylů odstavce<text:bookmark-end text:name="__RefHeading__165591_780470623"/></text:h>
      <text:p text:style-name="Text_20_body"><text:bookmark-start text:name="__RefHeading__5648_1566568644"/>Styl odstavce můžeme nastavit tak, aby poté, co stiskneme na konci odstavce klávesu <text:span text:style-name="LOKeystroke">Enter</text:span>, měl následující odstavec automaticky styl, který si přejeme použít. Například můžeme definovat, aby byl odstavec <text:span text:style-name="LOEmphasis">Nadpis 1</text:span> následován odstavcem <text:span text:style-name="LOEmphasis">Tělo textu</text:span>. Složitějším příkladem může být <text:span text:style-name="LOEmphasis">Název</text:span>, za kterým následuje <text:span text:style-name="LOEmphasis">Autor</text:span>, za ním <text:span text:style-name="LOEmphasis">Abstrakt</text:span>, za ním <text:span text:style-name="LOEmphasis">Nadpis 1</text:span> a nakonec <text:span text:style-name="LOEmphasis">Tělo textu</text:span>. Nastavením posloupností se můžeme ve většině případů vyhnout nutnosti používat styly ručně.<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127cm" fo:margin-bottom="0.127cm"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203cm" fo:margin-bottom="0.203cm"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Caption_20_characters" style:display-name="Caption characters" style:family="text">
      <style:text-properties style:font-name="Liberation Sans1" fo:font-family="'Liberation Sans'" style:font-style-name="Regular" style:font-family-generic="swiss" style:font-pitch="variable" fo:background-color="#ff00cc"/>
    </style:style>
    <style:style style:name="Emphasis" style:family="text">
      <style:text-properties fo:font-style="italic" fo:background-color="#ff3333" style:font-style-asian="italic" style:font-style-complex="italic"/>
    </style:style>
    <style:style style:name="Bullet_20_Symbols_20__28_user_29_" style:display-name="Bullet Symbols (user)" style:family="text"/>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Footnote_20_Symbol" style:display-name="Foot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ffff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říklady použití stylů</text:chapter> <text:span text:style-name="MT1">| </text:span><text:page-number text:select-page="current">21</text:page-number></text:p>
      </style:footer>
      <style:footer-left>
        <text:p text:style-name="Footer"><text:page-number text:select-page="current">22</text:page-number> <text:span text:style-name="MT2">| </text:span><text:span text:style-name="MT2"><text:title>Kapitola 3 Používáme styly a šablony</text:title></text:span></text:p>
      </style:footer-left>
    </style:master-page>
    <style:master-page style:name="First_20_Page" style:display-name="First Page" style:page-layout-name="Mpm2" style:next-style-name="Standard"/>
    <style:master-page style:name="LOFrontMatter" style:page-layout-name="Mpm3">
      <style:footer>
        <text:p text:style-name="MP1"><text:title>Kapitola 3 Používáme styly a šablony:</text:title> <text:span text:style-name="MT3">| </text:span><text:page-number text:select-page="current">3</text:page-number></text:p>
      </style:footer>
      <style:footer-first>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3"><text:span text:style-name="MT3"><text:page-number text:select-page="current">4</text:page-number></text:span><text:span text:style-name="MT3">| </text:span><text:title>Kapitola 3 Používáme styly a šablony</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7:58:46.384600000</meta:creation-date>
    <meta:editing-duration>PT13H47M34S</meta:editing-duration>
    <meta:editing-cycles>79</meta:editing-cycles>
    <meta:generator>LibreOffice/5.1.4.2$MacOSX_X86_64 LibreOffice_project/f99d75f39f1c57ebdd7ffc5f42867c12031db97a</meta:generator>
    <dc:title>Kapitola 3 Používáme styly a šablony</dc:title>
    <meta:initial-creator>Jean Weber</meta:initial-creator>
    <dc:date>2016-07-28T10:15:02.128562000</dc:date>
    <dc:creator>Jean Weber</dc:creator>
    <meta:document-statistic meta:table-count="2" meta:image-count="16" meta:object-count="0" meta:page-count="22" meta:paragraph-count="451" meta:word-count="6801" meta:character-count="39199" meta:non-whitespace-character-count="32849"/>
    <meta:template xlink:type="simple" xlink:actuate="onRequest" xlink:title="LO 5.0 Chapter Template" xlink:href="../../../../../../../../Library/Application%20Support/LibreOffice/4/user/template/LO%205.0%20Chapter%20Template.ott" meta:date="2015-06-21T13:49:57.559346000"/>
  </office:meta>
</office:document-meta>
</file>